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style:font-name="Courier New" style:font-name-asian="Courier New" style:font-name-complex="Courier New"/>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style="italic" style:font-style-asian="italic" style:font-style-complex="italic" fo:font-weight="bold" style:font-weight-asian="bold" style:font-weight-complex="bold"/>
    </style:style>
    <style:style style:name="T23" style:family="text">
      <style:text-properties style:font-name="Courier New" style:font-name-asian="Courier New" style:font-name-complex="Courier New"/>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font-name="Courier New" style:font-name-asian="Courier New" style:font-name-complex="Courier New"/>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style:font-name="Courier New" style:font-name-asian="Courier New" style:font-name-complex="Courier New"/>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font-name="Courier New" style:font-name-asian="Courier New" style:font-name-complex="Courier New"/>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style:font-name="Courier New" style:font-name-asian="Courier New" style:font-name-complex="Courier New"/>
    </style:style>
    <style:style style:name="T38" style:family="text">
      <style:text-properties style:font-name="Courier New" style:font-name-asian="Courier New" style:font-name-complex="Courier New"/>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fo:font-weight="bold" style:font-weight-asian="bold" style:font-weight-complex="bold"/>
    </style:style>
    <style:style style:name="T59" style:family="text">
      <style:text-properties fo:font-style="italic" style:font-style-asian="italic" style:font-style-complex="italic"/>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weight="bold" style:font-weight-asian="bold" style:font-weight-complex="bold"/>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weight="bold" style:font-weight-asian="bold" style:font-weight-complex="bold"/>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weight="bold" style:font-weight-asian="bold" style:font-weight-complex="bold"/>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weight="bold" style:font-weight-asian="bold" style:font-weight-complex="bold"/>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weight="bold" style:font-weight-asian="bold" style:font-weight-complex="bold"/>
    </style:style>
    <style:style style:name="T85" style:family="text">
      <style:text-properties fo:font-style="italic" style:font-style-asian="italic" style:font-style-complex="italic"/>
    </style:style>
    <style:style style:name="T86" style:family="text">
      <style:text-properties fo:font-weight="bold" style:font-weight-asian="bold" style:font-weight-complex="bold"/>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weight="bold" style:font-weight-asian="bold" style:font-weight-complex="bold"/>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weight="bold" style:font-weight-asian="bold" style:font-weight-complex="bold"/>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fo:font-style="italic" style:font-style-asian="italic" style:font-style-complex="italic"/>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fo:font-style="italic" style:font-style-asian="italic" style:font-style-complex="italic"/>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style:font-name="Courier New" style:font-name-asian="Courier New" style:font-name-complex="Courier New"/>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fo:font-style="italic" style:font-style-asian="italic" style:font-style-complex="italic"/>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style:font-name="Courier New" style:font-name-asian="Courier New" style:font-name-complex="Courier New"/>
    </style:style>
    <style:style style:name="T271" style:family="text">
      <style:text-properties style:font-name="Courier New" style:font-name-asian="Courier New" style:font-name-complex="Courier New"/>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weight="bold" style:font-weight-asian="bold" style:font-weight-complex="bold"/>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Table1" style:family="table">
      <style:table-properties table:align="center"/>
    </style:style>
    <style:style style:name="Table1.A" style:family="table-column">
      <style:table-column-properties style:rel-column-width="6898*"/>
    </style:style>
    <style:style style:name="Table1.B" style:family="table-column">
      <style:table-column-properties style:rel-column-width="15521*"/>
    </style:style>
    <style:style style:name="Table1.C" style:family="table-column">
      <style:table-column-properties style:rel-column-width="41390*"/>
    </style:style>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E" style:family="table-column"/>
    <style:style style:name="Table11.F" style:family="table-column"/>
    <style:style style:name="Table11.G" style:family="table-column"/>
    <style:style style:name="Table11.H" style:family="table-column"/>
    <style:style style:name="Table11.I" style:family="table-column"/>
    <style:style style:name="Table11.J"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C"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A1" style:family="table-cell">
      <style:table-cell-properties fo:border="none"/>
    </style:style>
  </office:automatic-styles>
  <office:body>
    <office:text>
      <text:p text:style-name="Title">Einführung in die Shell-Programmierung</text:p>
      <text:p text:style-name="Horizontal_20_Line"/>
      <text:h text:style-name="Heading_20_1" text:outline-level="1">Einfuehrung in die Shell-Programmierung</text:h>
      <text:p text:style-name="First_20_paragraph">Dieses Kapitel widmet sich der Einfuehrung in die Shell-Programmierung. Hierbei handelt es sich keinesfalls um eine vollstaendige Dokumentation. Fuer weiterfuehrende Details empfehle ich dringend einen Blick in die <text:span text:style-name="T1">man</text:span> Pages der jeweiligen Programme sowie der Bash (<text:span text:style-name="T2">man bash</text:span>) zu werfen.</text:p>
      <text:h text:style-name="Heading_20_1" text:outline-level="1">Allgemein</text:h>
      <text:p text:style-name="First_20_paragraph">Was ist die Shell? Die Shell ist ein Interpreter, der Kommandos entsprechend seiner eigenen Syntax interaktiv oder selbstaendig ausfuehrt. Was im Folgenden als Shell bezeichnet wird, ist ein Metaprogramm dessen Hauptaufgabe es ist, weitere Programm zu laden. Die Shell stellt die Schnittstelle zwischen Benutzer und Betriebssystem dar. In der UNIX-Welt hat sie den Status eines Benutzerprogramms und kann deshalb nach Belieben ausgetauscht werden .</text:p>
      <text:p text:style-name="Text_20_body">Im folgenden die wichtigsten Vertreter:</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sh:</text:p>
          </table:table-cell>
          <table:table-cell table:style-name="Table1.A1" office:value-type="string">
            <text:p text:style-name="Table_20_Contents">Bourne Shell</text:p>
          </table:table-cell>
          <table:table-cell table:style-name="Table1.A1" office:value-type="string">
            <text:p text:style-name="Table_20_Contents">Die Mutter aller Shells</text:p>
          </table:table-cell>
        </table:table-row>
        <table:table-row>
          <table:table-cell table:style-name="Table1.A1" office:value-type="string">
            <text:p text:style-name="Table_20_Contents">csh:</text:p>
          </table:table-cell>
          <table:table-cell table:style-name="Table1.A1" office:value-type="string">
            <text:p text:style-name="Table_20_Contents">C-Shell</text:p>
          </table:table-cell>
          <table:table-cell table:style-name="Table1.A1" office:value-type="string">
            <text:p text:style-name="Table_20_Contents">Shell mit C-aehnlicher Syntax</text:p>
          </table:table-cell>
        </table:table-row>
        <table:table-row>
          <table:table-cell table:style-name="Table1.A1" office:value-type="string">
            <text:p text:style-name="Table_20_Contents">ksh:</text:p>
          </table:table-cell>
          <table:table-cell table:style-name="Table1.A1" office:value-type="string">
            <text:p text:style-name="Table_20_Contents">Korn Shell</text:p>
          </table:table-cell>
          <table:table-cell table:style-name="Table1.A1" office:value-type="string">
            <text:p text:style-name="Table_20_Contents">Maechtige, C-orientierte Shell (Solaris)</text:p>
          </table:table-cell>
        </table:table-row>
        <table:table-row>
          <table:table-cell table:style-name="Table1.A1" office:value-type="string">
            <text:p text:style-name="Table_20_Contents">zsh:</text:p>
          </table:table-cell>
          <table:table-cell table:style-name="Table1.A1" office:value-type="string">
            <text:p text:style-name="Table_20_Contents">Z-Shell</text:p>
          </table:table-cell>
          <table:table-cell table:style-name="Table1.A1" office:value-type="string">
            <text:p text:style-name="Table_20_Contents">Erweiterte, komfortableShell, Bash kompatibel<text:line-break/></text:p>
          </table:table-cell>
        </table:table-row>
        <table:table-row>
          <table:table-cell table:style-name="Table1.A1" office:value-type="string">
            <text:p text:style-name="Table_20_Contents">bash:</text:p>
          </table:table-cell>
          <table:table-cell table:style-name="Table1.A1" office:value-type="string">
            <text:p text:style-name="Table_20_Contents">Bourne Again SH</text:p>
          </table:table-cell>
          <table:table-cell table:style-name="Table1.A1" office:value-type="string">
            <text:p text:style-name="Table_20_Contents">Erweiterte, komfortable Bourne Shell<text:line-break/></text:p>
          </table:table-cell>
        </table:table-row>
      </table:table>
      <text:p text:style-name="First_20_paragraph">In diesem Kapitel wollen wir uns mit der Bash beschaeftigen. Sie ist der Standard Kommandointerpreter unter LINUX. Die Bash ist kompatibel zur Standard-Bourne-Shell welche von Steven R. Bourne fuer AT&amp;T Unix entwickelt wurde.</text:p>
      <text:h text:style-name="Heading_20_1" text:outline-level="1">Erste Schritte</text:h>
      <text:p text:style-name="First_20_paragraph">Im Grunde ist ein Shellscript nichts anderes als eine Textdatei, in der Befehlsfolgen enthalten sind. Diese Befehlsfolgen können mit Hilfe von Schleifen und Variablen gesteuert werden. Man kann solche Befehlsfolgen auch direkt in der Shell eingeben. Denkbar waeren zum Beispiel Folgendes:</text:p>
      <text:p text:style-name="P1">asterix% echo "Hallo Europa";echo "Hallo Osterhase..."</text:p>
      <text:p text:style-name="P2">Hallo Europa</text:p>
      <text:p text:style-name="P3">Hallo Osterhase...</text:p>
      <text:p text:style-name="P4">asterix%</text:p>
      <text:p text:style-name="First_20_paragraph">Oder aber man schreibt ein kleines Script, daß man dann jederzeit wieder aufrufen kann. Zu diesem Zwecke öffne man einen Editor seiner Wahl (vi, emacs, nedit, …) und gebe folgendes ein:</text:p>
      <text:p text:style-name="P5">#!/bin/sh</text:p>
      <text:p text:style-name="P6"># Das ist ein Kommentar</text:p>
      <text:p text:style-name="P7">echo "Hallo Europa"</text:p>
      <text:p text:style-name="P8">echo "Hallo Osterhase..."</text:p>
      <text:p text:style-name="First_20_paragraph">Danach die Datei unter einem selbstgewaehlten Namen abspeichern und ausfuehrbar machen. Danach kann das Script gestartet werden.</text:p>
      <text:p text:style-name="P9">asterix% chmod 744 meine_datei.sh</text:p>
      <text:p text:style-name="P10">asterix%./meine_datei.sh</text:p>
      <text:p text:style-name="P11">Hallo </text:p>
      <text:p text:style-name="P12">Hallo Osterhase...</text:p>
      <text:p text:style-name="P13">asterix%</text:p>
      <text:p text:style-name="First_20_paragraph">Eine Shell-Skript beginnt mit der Angabe des Kommandointerpreters. Zeile 1 ist also der Pfad zu dem Programm, das die folgenden Zeilen interpretieren kann. Hier wird auf die Bourne Shell (sh) verwiesen. Die Datei <text:span text:style-name="T3">/bin/sh</text:span> ist in unserem Fall ein Symlink auf die Bash.<text:line-break/>Kommentare werden zeilenweise mit # gekennzeichnet. Das Shellkommando <text:span text:style-name="T4">echo</text:span> existiert in zwei Formen. Zum einen ist es ein in der Shell enthaltendes Kommando, zum anderen ist es aber auch eine Datei, welche sich im Verzeichnis <text:span text:style-name="T5">/bin</text:span> befindet. Linux bietet eine Vielzahl von Tools und Kommandos, die das Arbeiten auf der Textkonsole ermöglichen und erleichern. Doch dazu spaeter mehr.</text:p>
      <text:h text:style-name="Heading_20_1" text:outline-level="1">Variablen und Quoting</text:h>
      <text:p text:style-name="First_20_paragraph">Wie in jeder Programmiersprache gibt es auch in der Shell Variablen. Die Bash unterscheidet bei Variablen nicht nach Typen. Grundsaetzlich wird jede Variable erst einmal als String aufgefaßt. Je nach Kontext kann sie dann auch als Integer interpretiert werden.</text:p>
      <text:p text:style-name="Text_20_body">Hier nun einige Beispiele, die den Umgang erlaeutern sollen:</text:p>
      <text:p text:style-name="P14">#!/bin/sh</text:p>
      <text:p text:style-name="P15"># Wertzuweisung</text:p>
      <text:p text:style-name="P16">Variable_1=10</text:p>
      <text:p text:style-name="P17">Variable_2="Der Mond ist ein gruener Kaese."</text:p>
      <text:p text:style-name="P18">Variable_3="A B <text:s text:c="1"/>C <text:s text:c="3"/>D"</text:p>
      <text:p text:style-name="P19">Variable_4=$(hostname) # alte Schreibweise: Variable_4=`hostname`</text:p>
      <text:p text:style-name="P20"># Wertabfrage</text:p>
      <text:p text:style-name="P21">echo \$Variable_1 = $Variable_1</text:p>
      <text:p text:style-name="P22">echo "\$Variable_2 = $Variable_2"</text:p>
      <text:p text:style-name="P23">echo '$Variable_1 + $Variable_2' = ${Variable_1}${Variable_2}</text:p>
      <text:p text:style-name="P24">echo $Variable_3</text:p>
      <text:p text:style-name="P25">echo "$Variable_3"</text:p>
      <text:p text:style-name="P26">echo $Variable_4</text:p>
      <text:p text:style-name="First_20_paragraph">Ergibt:</text:p>
      <text:p text:style-name="P27">$Variable_1 = 10</text:p>
      <text:p text:style-name="P28">$Variable_2 = Der Mond ist ein gruener Kaese.</text:p>
      <text:p text:style-name="P29">$Variable_1 + $Variable_2 = 10Der Mond ist ein gruener Kaese.</text:p>
      <text:p text:style-name="P30">A B C D</text:p>
      <text:p text:style-name="P31">A B <text:s text:c="1"/>C <text:s text:c="2"/>D</text:p>
      <text:p text:style-name="P32">asterix</text:p>
      <text:p text:style-name="First_20_paragraph">Um <text:span text:style-name="T6">$ \ "</text:span> auf dem Bildschirm darzustellen zu können, muessen sie wie folgt maskiert werden: <text:span text:style-name="T7">\$ \\ \"</text:span>.<text:line-break/>In Zeile 6 wird die Shell angewiesen, erst den rechten Teil der Variablenzuweisung auszufuehren, naemlich den Befehl <text:span text:style-name="T8">hostname</text:span>. Dies wird durch $(…) oder ``Backquotes’’ erreicht . Die Variable wird also mit dem Hostnamen des jeweiligen Rechners belegt.</text:p>
      <text:p text:style-name="Text_20_body">Zu lange Befehlszeilen können mit einem <text:span text:style-name="T9">\</text:span> getrennt werden.</text:p>
      <text:p text:style-name="P33">#!/bin/sh</text:p>
      <text:p text:style-name="P34">echo "Dies ist ein wahnsinnig langer, sinnfreier und \</text:p>
      <text:p text:style-name="P35"><text:s text:c="2"/>unglaublich ueberfluessiger Satz."</text:p>
      <text:h text:style-name="Heading_20_2" text:outline-level="2">Spezielle Typen von Variablen</text:h>
      <text:p text:style-name="Definition_20_Term_20_Tight"><text:span text:style-name="T10">local</text:span><text:span text:style-name="T11"> </text:span><text:span text:style-name="T12">variables</text:span></text:p>
      <text:p text:style-name="Definition_20_Definition_20_Tight">Diese sind nur innerhalb eines Code Blocks ({…}) oder einer Funktion gueltig und werden mit <text:span text:style-name="T13">local Variable</text:span> definiert.</text:p>
      <text:p text:style-name="Definition_20_Term_20_Tight"><text:span text:style-name="T14">environmental</text:span><text:span text:style-name="T15"> </text:span><text:span text:style-name="T16">variables</text:span></text:p>
      <text:p text:style-name="Definition_20_Definition_20_Tight">Sie bestimmen das Erscheinungsbild der Shell und dienen der Anpassung ihres Verhaltens in der Systemumgebung. Die Prozessumgebung wird vom Elternprozeß an seine Kinder vererbt. D.h. alle Umgebungsvariablen der Bash werden an die von ihr gestarteten Prozesse weitergegeben. Die Kommandos <text:span text:style-name="T17">printenv</text:span> und <text:span text:style-name="T18">export</text:span> geben alle Umgebungsvariablen aus. Mit dem <text:span text:style-name="T19">set</text:span> Kommando könne Umgebungsvariablen gesetzt werden.</text:p>
      <text:h text:style-name="Heading_20_2" text:outline-level="2">Quotierung</text:h>
      <text:p text:style-name="First_20_paragraph">Quotierung wird benutzt, um die spezielle Bedeutung von Kontrollzeichen, reservierten Wörtern und Namen auszuschalten. Es gibt 3 Formen:</text:p>
      <text:p text:style-name="Definition_20_Term_20_Tight"><text:span text:style-name="T20">Fluchtsymbol</text:span><text:span text:style-name="T21"> </text:span><text:span text:style-name="T22">$\backslash$</text:span></text:p>
      <text:p text:style-name="Definition_20_Definition_20_Tight">Es entwertet das unmittelbar folgende Sonderzeichen. Ein durch <text:span text:style-name="T23">\</text:span> entwertetes Zeilenende wird ignoriert.</text:p>
      <text:p text:style-name="Definition_20_Term_20_Tight"><text:span text:style-name="T24">Hochkomma</text:span><text:span text:style-name="T25"> </text:span><text:span text:style-name="T26">'</text:span><text:span text:style-name="T27"> </text:span><text:span text:style-name="T28">(Quote)</text:span></text:p>
      <text:p text:style-name="Definition_20_Definition_20_Tight">Von Hochkomma eingeschlossene Worte werden von der Shell nicht weiter bearbeitet. Allerdings darf ein Hochkomma nicht in Hochkommas eingeschlossen sein. Auch nicht, wenn es durch <text:span text:style-name="T29">\</text:span> maskiert ist.</text:p>
      <text:p text:style-name="Definition_20_Term_20_Tight"><text:span text:style-name="T30">Anfuehrungszeichen</text:span><text:span text:style-name="T31"> </text:span><text:span text:style-name="T32">"</text:span><text:span text:style-name="T33"> </text:span><text:span text:style-name="T34"> (Doublequotes)</text:span></text:p>
      <text:p text:style-name="Definition_20_Definition_20_Tight">Von in Anfuehrungszeichen eingeschlossenen Wörtern erkennt die Shell nur die Sonderzeichen <text:span text:style-name="T35">$ ' \</text:span> als solche. Das Fluchtsymbol behaelt seine Bedeutung fuer die Zeichen <text:span text:style-name="T36">$ ' " \</text:span> oder dem Zeilenende.</text:p>
      <text:h text:style-name="Heading_20_1" text:outline-level="1">Arrays</text:h>
      <text:p text:style-name="First_20_paragraph">Die Bash unterstuetzen auch eindimensionale Arrays. Diese können mit <text:span text:style-name="T37">declare -a Variable</text:span> initialisiert werden, muessen aber nicht. Einzelnen Elemente des Arrays werden mit <text:span text:style-name="T38">${variable[xx]}</text:span> angesprochen.</text:p>
      <text:p text:style-name="P36">#!/bin/bash</text:p>
      <text:p text:style-name="P37">array=( zero one two three four five )</text:p>
      <text:p text:style-name="P38">array[6]="Dieser Text ist ein Element des Arrays"</text:p>
      <text:p text:style-name="P39"/>
      <text:p text:style-name="P40">echo ${array[0]} <text:s text:c="7"/># zero</text:p>
      <text:p text:style-name="P41">echo ${array[1]} <text:s text:c="7"/># one</text:p>
      <text:p text:style-name="P42">echo ${array:0} <text:s text:c="8"/># zero</text:p>
      <text:p text:style-name="P43"><text:s text:c="24"/># Parametererweiterung, erstes Element.</text:p>
      <text:p text:style-name="P44">echo ${array:1} <text:s text:c="8"/># ero</text:p>
      <text:p text:style-name="P45"><text:s text:c="24"/># Parametererweiterung, erstes Element,</text:p>
      <text:p text:style-name="P46"><text:s text:c="24"/># Start an Position #1 (2. Buchstabe).</text:p>
      <text:p text:style-name="P47">echo ${array[1]:1} <text:s text:c="5"/># ne</text:p>
      <text:p text:style-name="P48"><text:s text:c="24"/># Parametererweiterung, zweites Element,</text:p>
      <text:p text:style-name="P49"><text:s text:c="24"/># Start an Position #1 (2. Buchstabe).</text:p>
      <text:p text:style-name="P50">echo ${#array[2]} <text:s text:c="6"/># 3</text:p>
      <text:p text:style-name="P51"><text:s text:c="24"/># Laenge des dritten Elements.</text:p>
      <text:p text:style-name="P52">element_count=${#array[@]} <text:s text:c="5"/># oder</text:p>
      <text:p text:style-name="P53">element_count=${#array[*]} <text:s text:c="5"/># Anzahl der Elemente: 7</text:p>
      <text:h text:style-name="Heading_20_1" text:outline-level="1">Kommandosubstitution</text:h>
      <text:p text:style-name="First_20_paragraph">Die Kommadosubstituton erlaubt es, die Ausgabe eines Kommandos direkt an eine Variable zu uebergeben. Zwei Formen sind möglich:</text:p>
      <text:p text:style-name="Text_20_body">$(<text:span text:style-name="T39">Kommando</text:span>) oder `<text:span text:style-name="T40">Kommando</text:span>`</text:p>
      <text:p text:style-name="Text_20_body">Bei der Substitution mit Backquotes (nicht Hochkomma!) muessen Sonderzeichen maskiert werden. Bei der Klammervariante bleiben alle Zeichen unveraendert.</text:p>
      <text:p text:style-name="Text_20_body">Damit laeßt sich z.B. der Inhalt eines Textfiles in einen Array laden.</text:p>
      <text:p text:style-name="P54">#!/bin/bash</text:p>
      <text:p text:style-name="P55">filename=sample_file</text:p>
      <text:p text:style-name="P56"># cat sample_file</text:p>
      <text:p text:style-name="P57">#</text:p>
      <text:p text:style-name="P58"># 1 a b c</text:p>
      <text:p text:style-name="P59"># 2 d e fg</text:p>
      <text:p text:style-name="P60">declare -a array1</text:p>
      <text:p text:style-name="P61">array1=($(cat "$filename" | tr '\n' ' '))</text:p>
      <text:p text:style-name="P62"><text:s text:c="1"/># Loads contents</text:p>
      <text:p text:style-name="P63"><text:s text:c="1"/># of $filename into array1.</text:p>
      <text:p text:style-name="P64"><text:s text:c="1"/># list file to stdout.</text:p>
      <text:p text:style-name="P65"><text:s text:c="1"/># change linefeeds in file to spaces.</text:p>
      <text:p text:style-name="P66">echo ${array1[@]}</text:p>
      <text:p text:style-name="P67"><text:s text:c="1"/># List the array:</text:p>
      <text:p text:style-name="P68"><text:s text:c="1"/># 1 a b c 2 d e fg</text:p>
      <text:p text:style-name="P69"><text:s text:c="1"/>#</text:p>
      <text:p text:style-name="P70"><text:s text:c="1"/># <text:s text:c="1"/>Each whitespace-separated "word" in the file</text:p>
      <text:p text:style-name="P71"><text:s text:c="1"/>#+ has been assigned to an element of the array.</text:p>
      <text:p text:style-name="P72">element_count=${#array1[*]}</text:p>
      <text:p text:style-name="P73">echo $element_count <text:s text:c="9"/># 8</text:p>
      <text:h text:style-name="Heading_20_1" text:outline-level="1">1.6 Klammererweiterung</text:h>
      <text:p text:style-name="First_20_paragraph">Die Klammererweiterung erzeugt aus einer, in geschweiften Klammern eingeschlossenen, Liste von Bausteinen mehrere Zeichenketten. Zum Beispiel erzeugt der Befehl:<text:line-break/><text:span text:style-name="T41">mkdir ~/{dir1,dir2}</text:span><text:line-break/>die Verzeichnisse dir1 und dir2 im Homeverzeichnis. Der Befehl<text:line-break/><text:span text:style-name="T42">mkdir ~/{dir1,dir2}{1,2,3}</text:span><text:line-break/>die Verzeichnisse dir11, dir12, dir13, dir21, dir22 und dir23.</text:p>
      <text:h text:style-name="Heading_20_1" text:outline-level="1">Parameter</text:h>
      <text:h text:style-name="Heading_20_2" text:outline-level="2">Positionsparameter</text:h>
      <text:p text:style-name="First_20_paragraph">Einem Shellskript können beim Aufruf auch Parameter mitgegeben werden.</text:p>
      <text:p text:style-name="P74">COMMAND Parameter1 Parameter2 ...</text:p>
      <text:p text:style-name="First_20_paragraph">Diese Parameter lassen sich im Script mit <text:span text:style-name="T43">$1, $2, ...</text:span> abfragen. Ab dem 10. uebergebenen Parameter muessen geschweifte Klammern gesetzt werden (<text:span text:style-name="T44">${10}</text:span>).</text:p>
      <text:p text:style-name="Text_20_body">Mit dem <text:span text:style-name="T45">shift</text:span>-Kommando ist es möglich, die Positionsparameter nach links zu verschieben. Das bedeutet, daß der zweite Parameter der Erste wird, der Dritte der Zweite usw. . <text:span text:style-name="T46">$0</text:span> (der Scriptname) bleibt unberuehrt. Dieses Kommando macht zum Beispiel bei Funktionen Sinn:</text:p>
      <text:p text:style-name="P75">#!/bin/bash</text:p>
      <text:p text:style-name="P76">multiply () <text:s text:c="10"/># multipliziert die uebergebenen Parameter</text:p>
      <text:p text:style-name="P77">{ <text:s text:c="20"/># Anzahl der Parameter ist variabel</text:p>
      <text:p text:style-name="P78"><text:s text:c="2"/>local product=1</text:p>
      <text:p text:style-name="P79"><text:s text:c="2"/>until [-z "$1" ] <text:s text:c="2"/># Until nutzt den ersten uebergebenen Parameter ...</text:p>
      <text:p text:style-name="P80"><text:s text:c="2"/>do</text:p>
      <text:p text:style-name="P81"><text:s text:c="2"/>let "product *= $1"</text:p>
      <text:p text:style-name="P82"><text:s text:c="2"/>shift</text:p>
      <text:p text:style-name="P83"><text:s text:c="2"/>done</text:p>
      <text:p text:style-name="P84"><text:s text:c="2"/>echo $product <text:s text:c="8"/># <text:s text:c="1"/>wird nicht auf STDOUT ausgegeben,</text:p>
      <text:p text:style-name="P85">} <text:s text:c="22"/># <text:s text:c="1"/>wenn es an eine Variable uebergeben wird</text:p>
      <text:p text:style-name="P86">mult1=15383; mult2=25211</text:p>
      <text:p text:style-name="P87">val1=`multiply $mult1 $mult2`</text:p>
      <text:p text:style-name="P88">echo "$mult1 X $mult2 = $val1"</text:p>
      <text:p text:style-name="P89"><text:s text:c="24"/># 387820813</text:p>
      <text:h text:style-name="Heading_20_2" text:outline-level="2">Spezialparameter</text:h>
      <table:table table:name="Table2" table:style-name="Table2">
        <table:table-column table:style-name="Table2.A"/>
        <table:table-column table:style-name="Table2.B"/>
        <table:table-row>
          <table:table-cell table:style-name="Table2.A1" office:value-type="string">
            <text:p text:style-name="Table_20_Contents"><text:span text:style-name="T47">$*</text:span></text:p>
          </table:table-cell>
          <table:table-cell table:style-name="Table2.A1" office:value-type="string">
            <text:p text:style-name="Table_20_Contents">bezeichnet alle Positionsparameter von 1 an. In Anfuehrungszeichen gesetzt, steht ``<text:span text:style-name="T48">$*</text:span>‘’ fuer ein einziges Wort, bestehend aus dem Inhalt aller Positionsparameter, mit dem ersten ``internen Feldseperator’’ (meistens Leerzeichen, Tab und Zeilenende) als Trennzeichen.</text:p>
          </table:table-cell>
        </table:table-row>
        <table:table-row>
          <table:table-cell table:style-name="Table2.A1" office:value-type="string">
            <text:p text:style-name="Table_20_Contents"><text:span text:style-name="T49">$@</text:span></text:p>
          </table:table-cell>
          <table:table-cell table:style-name="Table2.A1" office:value-type="string">
            <text:p text:style-name="Table_20_Contents">bezeichnet alle Positionsparameter von 1 an. In Anfuehrungszeichen gesetzt, wird es durch die Werte der einzelnen Positionsparameter (jeweils ein einzelnes Wort) ersetzt.</text:p>
          </table:table-cell>
        </table:table-row>
        <table:table-row>
          <table:table-cell table:style-name="Table2.A1" office:value-type="string">
            <text:p text:style-name="Table_20_Contents"><text:span text:style-name="T50">$#</text:span></text:p>
          </table:table-cell>
          <table:table-cell table:style-name="Table2.A1" office:value-type="string">
            <text:p text:style-name="Table_20_Contents">Anzahl der Positionsparameter</text:p>
          </table:table-cell>
        </table:table-row>
        <table:table-row>
          <table:table-cell table:style-name="Table2.A1" office:value-type="string">
            <text:p text:style-name="Table_20_Contents"><text:span text:style-name="T51">$?</text:span></text:p>
          </table:table-cell>
          <table:table-cell table:style-name="Table2.A1" office:value-type="string">
            <text:p text:style-name="Table_20_Contents">Rueckgabewert (Status) des zuletzt ausgefuehrten Kommandos</text:p>
          </table:table-cell>
        </table:table-row>
        <table:table-row>
          <table:table-cell table:style-name="Table2.A1" office:value-type="string">
            <text:p text:style-name="Table_20_Contents"><text:span text:style-name="T52">$-</text:span></text:p>
          </table:table-cell>
          <table:table-cell table:style-name="Table2.A1" office:value-type="string">
            <text:p text:style-name="Table_20_Contents">steht fuer die Optionsflags (von <text:span text:style-name="T53">set</text:span> oder aus der Kommandozeile).</text:p>
          </table:table-cell>
        </table:table-row>
        <table:table-row>
          <table:table-cell table:style-name="Table2.A1" office:value-type="string">
            <text:p text:style-name="Table_20_Contents"><text:span text:style-name="T54">$$</text:span></text:p>
          </table:table-cell>
          <table:table-cell table:style-name="Table2.A1" office:value-type="string">
            <text:p text:style-name="Table_20_Contents">Prozessnummer der Shell</text:p>
          </table:table-cell>
        </table:table-row>
        <table:table-row>
          <table:table-cell table:style-name="Table2.A1" office:value-type="string">
            <text:p text:style-name="Table_20_Contents"><text:span text:style-name="T55">$!</text:span></text:p>
          </table:table-cell>
          <table:table-cell table:style-name="Table2.A1" office:value-type="string">
            <text:p text:style-name="Table_20_Contents">Prozessnummer des zuletzt im Hintergrund aufgerufenen Kommandos</text:p>
          </table:table-cell>
        </table:table-row>
        <table:table-row>
          <table:table-cell table:style-name="Table2.A1" office:value-type="string">
            <text:p text:style-name="Table_20_Contents"><text:span text:style-name="T56">$0</text:span></text:p>
          </table:table-cell>
          <table:table-cell table:style-name="Table2.A1" office:value-type="string">
            <text:p text:style-name="Table_20_Contents">Name des Shellscripts</text:p>
          </table:table-cell>
        </table:table-row>
        <table:table-row>
          <table:table-cell table:style-name="Table2.A1" office:value-type="string">
            <text:p text:style-name="Table_20_Contents"><text:span text:style-name="T57">$_</text:span></text:p>
          </table:table-cell>
          <table:table-cell table:style-name="Table2.A1" office:value-type="string">
            <text:p text:style-name="Table_20_Contents">letztes Argument des zuletzt ausgefuehrten Kommandos</text:p>
          </table:table-cell>
        </table:table-row>
      </table:table>
      <text:h text:style-name="Heading_20_1" text:outline-level="1">Parametererweiterung</text:h>
      <text:p text:style-name="Definition_20_Term_20_Tight"><text:span text:style-name="T58">${</text:span><text:span text:style-name="T59">Parameter</text:span><text:span text:style-name="T60">}</text:span></text:p>
      <text:p text:style-name="Definition_20_Definition_20_Tight">Laeßt sich ein Variablenname nicht eindeutig von den darauffolgenden Zeichen trennen, oder besteht ein Positionsparameter aus mehr als einer Ziffer, muß dieser Parameter in geschweifte Klammern gesetzt werden.</text:p>
      <text:p text:style-name="First_20_paragraph">Die folgenden Konstruktionen stellen verschiedene Arten bedingter Parametererweiterung dar. Enthaelt die Konstruktion einen Doppelpunkt, so wird der Parameter darauf hin getestet, ob er leer oder ungesetzt ist. Wird der Doppelpunkt in diesen Konstruktionen weggelassen, wird nur darauf getestet, ob er gesetzt (auch leer!) oder ungesetzt ist.</text:p>
      <text:p text:style-name="Text_20_body">Parametererweiterungen eigenen sich z.B. fuer die Defaultwertzuweisung bei Variablen. Sie duerfen nur als Bestandteil eines Kommandos oder einer Zuweisung durchgefuehrt werden. Soll eine Parametererweiterung als einzelnes Kommando stehen, beispielsweise bei einer Fehlermeldung, dann muß die Zeile mit einem Doppelpunkt begonnen werden.</text:p>
      <text:p text:style-name="Definition_20_Term_20_Tight"><text:span text:style-name="T61">${</text:span><text:span text:style-name="T62">Parameter:-default</text:span>}****</text:p>
      <text:p text:style-name="Definition_20_Definition_20_Tight">Wenn der <text:span text:style-name="T63">Parameter</text:span> ungesetzt oder leer ist, wird <text:span text:style-name="T64">default</text:span> anstelle des gesamten Ausdrucks eingesetzt.</text:p>
      <text:p text:style-name="Definition_20_Term_20_Tight"><text:span text:style-name="T65">${</text:span><text:span text:style-name="T66">Parameter:=default</text:span>}****</text:p>
      <text:p text:style-name="Definition_20_Definition_20_Tight">Wenn der <text:span text:style-name="T67">Parameter</text:span> ungesetzt oder leer ist, wird der Inhalt von <text:span text:style-name="T68">default</text:span> dem Parameter zugewiesen und der neue <text:span text:style-name="T69">Parameter</text:span> eingesetzt. Positionsparametern und Spezialparametern kann allerdings auch auf diese Weise kein Wert zugewiesen werden.</text:p>
      <text:p text:style-name="Definition_20_Term_20_Tight"><text:span text:style-name="T70">${</text:span><text:span text:style-name="T71">Parameter:?err_msg</text:span>}****</text:p>
      <text:p text:style-name="Definition_20_Definition_20_Tight">gibt eine Fehlermeldung wenn der <text:span text:style-name="T72">Parameter</text:span> leer oder ungesetzt ist. <text:span text:style-name="T73">err_msg</text:span> wird als Fehlermeldung auf STDERR ausgegeben. Ist der <text:span text:style-name="T74">Parameter</text:span> gueltig gesetzt, wird sein Inhalt eingesetzt.</text:p>
      <text:p text:style-name="Definition_20_Term_20_Tight"><text:span text:style-name="T75">${</text:span><text:span text:style-name="T76">Parameter:+alt_value</text:span>}****</text:p>
      <text:p text:style-name="Definition_20_Definition_20_Tight">erzwingt die Benutzung eines anderen Wertes. Wenn der <text:span text:style-name="T77">Parameter</text:span> weder leer, noch ungesetzt ist, wird der Inhalt von <text:span text:style-name="T78">alt_value</text:span> eingesetzt. Sonst wird nichts eingesetzt.</text:p>
      <text:p text:style-name="Definition_20_Term_20_Tight"><text:span text:style-name="T79">${</text:span><text:span text:style-name="T80">Parameter:Offset:Laenge</text:span>}****</text:p>
      <text:p text:style-name="Definition_20_Definition_20_Tight">Hier wird <text:span text:style-name="T81">Parameter</text:span>, von <text:span text:style-name="T82">Offset</text:span> an, mit der Laenge <text:span text:style-name="T83">Laenge</text:span> neu gesetzt.</text:p>
      <text:p text:style-name="Definition_20_Term_20_Tight"><text:span text:style-name="T84">${</text:span><text:span text:style-name="T85">#Parameter</text:span>}****</text:p>
      <text:p text:style-name="Definition_20_Definition_20_Tight">gibt die Anzahl der Zeichen im Parameter wieder.</text:p>
      <text:p text:style-name="Definition_20_Term_20_Tight"><text:span text:style-name="T86">${</text:span><text:span text:style-name="T87">var#Pattern</text:span>}** und ${<text:span text:style-name="T88">var##Pattern</text:span><text:span text:style-name="T89">}</text:span>**</text:p>
      <text:p text:style-name="Definition_20_Definition_20_Tight">entfernt den uebereinstimmenden Teil von <text:span text:style-name="T90">Pattern</text:span> in <text:span text:style-name="T91">var</text:span> beginnend von links. Bei # wird das kuerzeste treffende Stueck entfernt, bei ## das Laengste.</text:p>
      <text:p text:style-name="Definition_20_Term_20_Tight"><text:span text:style-name="T92">${</text:span><text:span text:style-name="T93">var%Pattern</text:span>}** und ${<text:span text:style-name="T94">var%%Pattern</text:span><text:span text:style-name="T95">}</text:span>**</text:p>
      <text:p text:style-name="Definition_20_Definition_20_Tight">entfernt den uebereinstimmenden Teil von <text:span text:style-name="T96">Pattern</text:span> in <text:span text:style-name="T97">var</text:span> beginnend von rechts. Bei % wird das kuerzeste treffende Stueck entfernt, bei %% das Laengste.</text:p>
      <text:p text:style-name="Definition_20_Term"><text:span text:style-name="T98">${</text:span><text:span text:style-name="T99">var/Pattern/Replacement</text:span>}** und ${<text:span text:style-name="T100">var/Pattern//Replacement</text:span><text:span text:style-name="T101">}</text:span>**</text:p>
      <text:p text:style-name="Definition_20_Definition">Das größte auf <text:span text:style-name="T102">Pattern</text:span> passende Stueck in <text:span text:style-name="T103">var</text:span> wird durch <text:span text:style-name="T104">Replacement</text:span> ersetzt. Bei / wird einmal ersetzt, bei // wird jede auftretende uebereinstimmung ersetzt. Werden Positionsparameter oder Arrays uebergeben, wird das Kommando auf jeder einzelnen Parameter bzw. jedes Feld angewandt.</text:p>
      <text:h text:style-name="Heading_20_1" text:outline-level="1">!/bin/bash</text:h>
      <text:p text:style-name="Definition_20_Definition">leer= default=“voll” string=“1234567890” array=( zero one two three four five )</text:p>
      <text:p text:style-name="Definition_20_Definition">echo ${leer-$default} # gibt nichts aus, denn $leer ist definiert echo ${undef-$default} # gibt “voll” aus, denn # $undef ist nicht definiert echo ${leer:-$default} # gibt “voll” aus (:)</text:p>
      <text:p text:style-name="Definition_20_Term_20_Tight">default_filename=generic.data</text:p>
      <text:p text:style-name="Definition_20_Definition_20_Tight">${1:?“Dateiname wird auf<text:line-break/>generic.data gesetzt.”} # Fehlermeldung, wenn $1 fehlt</text:p>
      <text:p text:style-name="Definition_20_Definition">filename=${1:=$default_filename} # setzen des Parameters</text:p>
      <text:p text:style-name="Definition_20_Definition">leer=${leer:+$default} # sollte leer nicht NULL sein, # wird er mit “voll” belegt</text:p>
      <text:p text:style-name="Definition_20_Definition">echo ${string:0:1} # von links beginnend mit 0 und einem Zeichen: 1 echo ${string:(-3):2} # von rechts und 2 Zeichen: 89</text:p>
      <text:p text:style-name="Definition_20_Definition">laeng_string=${#string} # ergibt 10 echo ${#array} # Laenge des ersten Elements: 4 element_count=${#array[@]} # oder element_count=${#array[*]} # Anzahl der Elemente: 6</text:p>
      <text:p text:style-name="Definition_20_Definition">var1=abcd12345abc6789 pattern1=a<text:span text:style-name="T105">c</text:span><text:span text:style-name="T106"> </text:span><text:span text:style-name="T107">#</text:span><text:span text:style-name="T108"> </text:span> (wildcard) trifft alles zwischen ‘a’ und ‘c’ pattern2=b*9 # alles zwischen ‘b’ und ‘9’ echo ${var1#$pattern1} # d12345abc6789 echo ${var1##$pattern1} # 6789 echo ${var1%$pattern2} # abcd12345a echo ${var1%%$pattern2} # a</text:p>
      <text:p text:style-name="Definition_20_Definition">echo ${pattern1/abc/ABC} # “abcd12345abc6789” -&gt; “ABCd12345abc6789” echo ${pattern1//abc/ABC} # “abcd12345abc6789” -&gt; “ABCd12345ABC6789”</text:p>
      <text:h text:style-name="Heading_20_1" text:outline-level="1">Bedingte Ausfuehrung</text:h>
      <text:p text:style-name="First_20_paragraph">Wie in jeder Programmiersprache, können Kommandos auch miteinander verknuepft werden.</text:p>
      <text:p text:style-name="Definition_20_Term_20_Tight"><text:span text:style-name="T109">COMMAND1</text:span><text:span text:style-name="T110"> </text:span><text:span text:style-name="T111">&amp;&amp;</text:span><text:span text:style-name="T112"> </text:span><text:span text:style-name="T113">COMMAND2</text:span></text:p>
      <text:p text:style-name="Definition_20_Definition_20_Tight">stellen eine logische UND-Verknuepfung dar. Wurde Kommando1 fehlerfrei ausgefuehrt (exit status 0 heißt Abarbeitung ohne Fehler), wird auch Kommando2 ausgefuehrt.</text:p>
      <text:p text:style-name="Definition_20_Term_20_Tight"><text:span text:style-name="T114">COMMAND1</text:span><text:span text:style-name="T115"> </text:span><text:span text:style-name="T116">||</text:span><text:span text:style-name="T117"> </text:span><text:span text:style-name="T118">COMMAND2</text:span></text:p>
      <text:p text:style-name="Definition_20_Definition_20_Tight">Stellen eine logische ODER-Verknuepfung dar. Kommando2 wird nur ausgefuehrt, wenn bei Kommando1 ein Fehler aufgetreten ist.</text:p>
      <text:h text:style-name="Heading_20_1" text:outline-level="1">Tests, Verzweigungen und Schleifen</text:h>
      <text:h text:style-name="Heading_20_2" text:outline-level="2">Statement if … then</text:h>
      <text:p text:style-name="First_20_paragraph">Syntax: <text:span text:style-name="T119">if Liste then Liste [elif Liste then Liste...][else Liste] fi</text:span></text:p>
      <text:p text:style-name="Text_20_body">If … then Konstruktionen ueberpruefen, ob der Exit-Status einer Liste von Kommandos 0 ist. Ist dies der Fall, werden weitere, entsprechend definierte, Kommandos ausgefuehrt.</text:p>
      <text:p text:style-name="Text_20_body">Im folgenden Beispiel wird mit dem Kommando <text:span text:style-name="T120">grep</text:span> in einer Textdatei nach Zeilen, die das Wort ``Bash’’ enthalten, gesucht. Existieren solche Zeilen, gibt <text:span text:style-name="T121">grep</text:span> als Exit-Status 0 (= true) aus. Das bedeutet, die folgenden Kommandos werden ausgefuehrt.</text:p>
      <text:p text:style-name="P90">#!/bin/sh</text:p>
      <text:p text:style-name="P91">if grep Bash file.txt</text:p>
      <text:p text:style-name="P92">then echo "File contains at least one occurrence of Bash."</text:p>
      <text:p text:style-name="P93">fi</text:p>
      <text:p text:style-name="First_20_paragraph">Es existiert auch ein verwandtes Kommando: <text:span text:style-name="T122">[...]</text:span>. Dieser Ausdruck ist ein Synonym fuer das Bash-Kommando <text:span text:style-name="T123">test</text:span>. Es existiert außerdem ein externes Kommando <text:span text:style-name="T124">/usr/bin/test</text:span>.</text:p>
      <text:p text:style-name="P94">if [condition1 ]</text:p>
      <text:p text:style-name="P95">then</text:p>
      <text:p text:style-name="P96"><text:s text:c="3"/>command1</text:p>
      <text:p text:style-name="P97"><text:s text:c="3"/>command2</text:p>
      <text:p text:style-name="P98"><text:s text:c="3"/>command3</text:p>
      <text:p text:style-name="P99">elif [condition2 ]</text:p>
      <text:p text:style-name="P100"># Same as else if</text:p>
      <text:p text:style-name="P101">then</text:p>
      <text:p text:style-name="P102"><text:s text:c="3"/>command4</text:p>
      <text:p text:style-name="P103"><text:s text:c="3"/>command5</text:p>
      <text:p text:style-name="P104">else</text:p>
      <text:p text:style-name="P105"><text:s text:c="3"/>default-command</text:p>
      <text:p text:style-name="P106">fi</text:p>
      <text:p text:style-name="First_20_paragraph">Weitere Informationen zum Kommando <text:span text:style-name="T125">test</text:span> bzw. <text:span text:style-name="T126">[...]</text:span> entnehmen Sie bitte der jeweiligen <text:span text:style-name="T127">man</text:span>-Page.</text:p>
      <text:h text:style-name="Heading_20_2" text:outline-level="2">Statement for … do</text:h>
      <text:p text:style-name="First_20_paragraph">Syntax: <text:span text:style-name="T128">for Name [in Wort ] do Liste done</text:span></text:p>
      <text:p text:style-name="Text_20_body">Mit <text:span text:style-name="T129">Name</text:span> wird eine Shellvariable definiert, die in jedem Schleifendurchlauf einen neuen Wert erhaelt. Die Werte werden normalerweise mit dem Schluesselwort <text:span text:style-name="T130">in</text:span> uebergeben. Wird der Teil <text:span text:style-name="T131">in Wort</text:span> weggelassen, wird die Liste fuer jeden gesetzten Parameter (<text:span text:style-name="T132">$\rightarrow$</text:span> <text:a xlink:type="simple" xlink:href="node3.html#ssec:positionsparameter" office:name=""><text:span text:style-name="Definition">2.7.1</text:span></text:a>) einmal ausgefuehrt.</text:p>
      <text:p text:style-name="P107">#! /bin/sh</text:p>
      <text:p text:style-name="P108">for planet in Mercury Venus Earth Mars Jupiter Saturn Uranus</text:p>
      <text:p text:style-name="P109">do</text:p>
      <text:p text:style-name="P110"><text:s text:c="2"/>echo $planet</text:p>
      <text:p text:style-name="P111">done</text:p>
      <text:p text:style-name="P112"># oder aber auch</text:p>
      <text:p text:style-name="P113">NUMBERS="9 7 3 8 37.53"</text:p>
      <text:p text:style-name="P114">for number in `echo $NUMBERS` <text:s text:c="1"/># for number in 9 7 3 8 37.53</text:p>
      <text:p text:style-name="P115">do</text:p>
      <text:p text:style-name="P116"><text:s text:c="2"/>echo "$number "</text:p>
      <text:p text:style-name="P117">done</text:p>
      <text:h text:style-name="Heading_20_2" text:outline-level="2">Statement while und until</text:h>
      <text:p text:style-name="First_20_paragraph">Syntax: <text:span text:style-name="T133">while Liste do Liste done</text:span><text:line-break/>Syntax: <text:span text:style-name="T134">until Liste do Liste done</text:span></text:p>
      <text:p text:style-name="Text_20_body">Der Schleifenkörper <text:span text:style-name="T135">do Liste done</text:span> wird so lange wiederholt , bis die in <text:span text:style-name="T136">while Liste</text:span> formulierte Bedingung falsch ist.</text:p>
      <text:p text:style-name="Text_20_body">Die <text:span text:style-name="T137">until</text:span>-Schleife entspricht der <text:span text:style-name="T138">while</text:span>-Schleife mit dem Unterschied, daß der <text:span text:style-name="T139">do</text:span>-Teil so lange ausgefuehrt wird, wie das letzte Kommando der <text:span text:style-name="T140">until Liste</text:span> einen Status ungleich 0 liefert.</text:p>
      <text:p text:style-name="P118">#!/bin/sh</text:p>
      <text:p text:style-name="P119">var0=0</text:p>
      <text:p text:style-name="P120">LIMIT=10</text:p>
      <text:p text:style-name="P121"/>
      <text:p text:style-name="P122">while ["$var0" -lt "$LIMIT" ]</text:p>
      <text:p text:style-name="P123">do</text:p>
      <text:p text:style-name="P124"><text:s text:c="2"/>echo -n "$var0 " <text:s text:c="7"/># -n suppresses newline.</text:p>
      <text:p text:style-name="P125"><text:s text:c="2"/>var0=`expr $var0 + 1` <text:s text:c="2"/># var0=$(($var0+1)) also works.</text:p>
      <text:p text:style-name="P126">done</text:p>
      <text:h text:style-name="Heading_20_2" text:outline-level="2">case Statement</text:h>
      <text:p text:style-name="First_20_paragraph">Syntax: <text:span text:style-name="T141">case Wort in [Muster [| Muster ]) Liste ;; ... ] esac</text:span></text:p>
      <text:p text:style-name="Text_20_body">Mit der <text:span text:style-name="T142">case</text:span>-Anweisung können Verzweigungen programmiert werden. <text:span text:style-name="T143">Wort</text:span> wird mit den angegebenen Mustern verglichen. Bei uebereinstimmung wird die <text:span text:style-name="T144">Liste</text:span> von Kommandos ausgefuehrt. In den Suchmustern können auch Wildcards und regulaere Ausdruecke verwendet werden.</text:p>
      <text:p text:style-name="P127">#!/bin/sh</text:p>
      <text:p text:style-name="P128">arch=$1</text:p>
      <text:p text:style-name="P129">case $arch in</text:p>
      <text:p text:style-name="P130"><text:s text:c="2"/>i386 ) echo "80386-based machine";;</text:p>
      <text:p text:style-name="P131"><text:s text:c="2"/>i486 ) echo "80486-based machine";;</text:p>
      <text:p text:style-name="P132"><text:s text:c="2"/>i586 ) echo "Pentium-based machine";;</text:p>
      <text:p text:style-name="P133"><text:s text:c="2"/>i686 ) echo "Pentium2+-based machine";;</text:p>
      <text:p text:style-name="P134"><text:s text:c="2"/>* <text:s text:c="3"/>) echo "Other type of machine";;</text:p>
      <text:p text:style-name="P135">esac</text:p>
      <text:h text:style-name="Heading_20_1" text:outline-level="1">Arithmetik</text:h>
      <text:p text:style-name="First_20_paragraph">Arithmetische Operationen werden ueber die Shellkommados <text:span text:style-name="T145">expr</text:span> und <text:span text:style-name="T146">let</text:span> realisiert. Dabei ist <text:span text:style-name="T147">let</text:span> ein internes Kommando der Bash, und <text:span text:style-name="T148">expr</text:span> ein Externes. Es ist sowohl möglich Brechnungen mit Hilfe des Kommandoaufrufes zu machen, als auch durch eine verkuerzte Schreibweise:</text:p>
      <text:p text:style-name="P136">#!/bin/sh</text:p>
      <text:p text:style-name="P137">z=`expr $z + 3` # Aufruf des externen Kommandos expr</text:p>
      <text:p text:style-name="P138">let z=z+3 <text:s text:c="3"/># Aufruf des internen Kommandos</text:p>
      <text:p text:style-name="P139">let "z += 3" # Mit Quotes sind Leerzeichen und special operators erlaubt.</text:p>
      <text:p text:style-name="P140">z=$(($z+3)) <text:s text:c="1"/># neue verkuerzte Schreibweise (ab Version 2.0)</text:p>
      <text:p text:style-name="P141">z=$[$z+3] <text:s text:c="3"/># alte Schreibweise</text:p>
      <text:p text:style-name="First_20_paragraph">Berechnungen finden, wie in C, mit ``lange Ganzzahlwerten’’ statt. Eine ueberlaufkontrolle gibt es nicht. Division durch Null fuehrt zu einem Fehler, der aber mit Hilfe der <text:span text:style-name="T149">trap</text:span>-Shellfunktion abgefangen werden kann. Folgende Operatoren sind erlaubt (Prioritaetshirarchie):</text:p>
      <table:table table:name="Table3" table:style-name="Table3">
        <table:table-column table:style-name="Table3.A"/>
        <table:table-column table:style-name="Table3.B"/>
        <table:table-row>
          <table:table-cell table:style-name="Table3.A1" office:value-type="string">
            <text:p text:style-name="Table_20_Contents">+ -</text:p>
          </table:table-cell>
          <table:table-cell table:style-name="Table3.A1" office:value-type="string">
            <text:p text:style-name="Table_20_Contents">Vorzeichen</text:p>
          </table:table-cell>
        </table:table-row>
        <table:table-row>
          <table:table-cell table:style-name="Table3.A1" office:value-type="string">
            <text:p text:style-name="Table_20_Contents">! <text:span text:style-name="T150">~</text:span></text:p>
          </table:table-cell>
          <table:table-cell table:style-name="Table3.A1" office:value-type="string">
            <text:p text:style-name="Table_20_Contents">logische und bitweise Negation</text:p>
          </table:table-cell>
        </table:table-row>
        <table:table-row>
          <table:table-cell table:style-name="Table3.A1" office:value-type="string">
            <text:p text:style-name="Table_20_Contents"><text:span text:style-name="T151">*</text:span> / %</text:p>
          </table:table-cell>
          <table:table-cell table:style-name="Table3.A1" office:value-type="string">
            <text:p text:style-name="Table_20_Contents">Multiplikation, Division, Modulo</text:p>
          </table:table-cell>
        </table:table-row>
        <table:table-row>
          <table:table-cell table:style-name="Table3.A1" office:value-type="string">
            <text:p text:style-name="Table_20_Contents">+ -</text:p>
          </table:table-cell>
          <table:table-cell table:style-name="Table3.A1" office:value-type="string">
            <text:p text:style-name="Table_20_Contents">Addition und Subtraktion</text:p>
          </table:table-cell>
        </table:table-row>
        <table:table-row>
          <table:table-cell table:style-name="Table3.A1" office:value-type="string">
            <text:p text:style-name="Table_20_Contents"><text:span text:style-name="T152">&lt;&lt; &gt;&gt;</text:span></text:p>
          </table:table-cell>
          <table:table-cell table:style-name="Table3.A1" office:value-type="string">
            <text:p text:style-name="Table_20_Contents">bitweise links und rechts-Shift-Operation</text:p>
          </table:table-cell>
        </table:table-row>
        <table:table-row>
          <table:table-cell table:style-name="Table3.A1" office:value-type="string">
            <text:p text:style-name="Table_20_Contents">&lt;= &gt;= &lt;&gt;</text:p>
          </table:table-cell>
          <table:table-cell table:style-name="Table3.A1" office:value-type="string">
            <text:p text:style-name="Table_20_Contents">Vergleiche</text:p>
          </table:table-cell>
        </table:table-row>
        <table:table-row>
          <table:table-cell table:style-name="Table3.A1" office:value-type="string">
            <text:p text:style-name="Table_20_Contents">== !=</text:p>
          </table:table-cell>
          <table:table-cell table:style-name="Table3.A1" office:value-type="string">
            <text:p text:style-name="Table_20_Contents">gleich und ungleich</text:p>
          </table:table-cell>
        </table:table-row>
        <table:table-row>
          <table:table-cell table:style-name="Table3.A1" office:value-type="string">
            <text:p text:style-name="Table_20_Contents"><text:span text:style-name="T153">&amp;</text:span></text:p>
          </table:table-cell>
          <table:table-cell table:style-name="Table3.A1" office:value-type="string">
            <text:p text:style-name="Table_20_Contents">bitweise Addition</text:p>
          </table:table-cell>
        </table:table-row>
        <table:table-row>
          <table:table-cell table:style-name="Table3.A1" office:value-type="string">
            <text:p text:style-name="Table_20_Contents"><text:span text:style-name="T154">~</text:span></text:p>
          </table:table-cell>
          <table:table-cell table:style-name="Table3.A1" office:value-type="string">
            <text:p text:style-name="Table_20_Contents">bitweise XOR</text:p>
          </table:table-cell>
        </table:table-row>
        <table:table-row>
          <table:table-cell table:style-name="Table3.A1" office:value-type="string">
            <text:p text:style-name="Table_20_Contents">|</text:p>
          </table:table-cell>
          <table:table-cell table:style-name="Table3.A1" office:value-type="string">
            <text:p text:style-name="Table_20_Contents">bitweise ODER</text:p>
          </table:table-cell>
        </table:table-row>
        <table:table-row>
          <table:table-cell table:style-name="Table3.A1" office:value-type="string">
            <text:p text:style-name="Table_20_Contents"><text:span text:style-name="T155">&amp;&amp;</text:span></text:p>
          </table:table-cell>
          <table:table-cell table:style-name="Table3.A1" office:value-type="string">
            <text:p text:style-name="Table_20_Contents">bitweise UND</text:p>
          </table:table-cell>
        </table:table-row>
        <table:table-row>
          <table:table-cell table:style-name="Table3.A1" office:value-type="string">
            <text:p text:style-name="Table_20_Contents">||</text:p>
          </table:table-cell>
          <table:table-cell table:style-name="Table3.A1" office:value-type="string">
            <text:p text:style-name="Table_20_Contents">logisches ODER</text:p>
          </table:table-cell>
        </table:table-row>
      </table:table>
      <text:h text:style-name="Heading_20_1" text:outline-level="1">Funktionen</text:h>
      <text:p text:style-name="First_20_paragraph">Wie auch in C, kann man in der Bash einzelne Programmteile zu Funktionen zusammenfassen. Mit dem <text:span text:style-name="T156">local</text:span>-Shellkommando ist es möglich, lokale Variablen fuer Scriptfunktionen zu erzeugen. Mit <text:span text:style-name="T157">return</text:span> können Werte aus einer Funktion zurueckgegeben werden.</text:p>
      <text:p text:style-name="P142">#! /bin/bash</text:p>
      <text:p text:style-name="P143">myadd() {</text:p>
      <text:p text:style-name="P144"><text:s text:c="8"/># $1 erstes Argument</text:p>
      <text:p text:style-name="P145"><text:s text:c="8"/>tmp=0</text:p>
      <text:p text:style-name="P146"><text:s text:c="8"/>args=$@</text:p>
      <text:p text:style-name="P147"><text:s text:c="8"/>for i in $args</text:p>
      <text:p text:style-name="P148"><text:s text:c="8"/>do</text:p>
      <text:p text:style-name="P149"><text:s text:c="8"/>tmp=`expr $tmp + $i`</text:p>
      <text:p text:style-name="P150"><text:s text:c="8"/>done</text:p>
      <text:p text:style-name="P151"><text:s text:c="8"/>return $tmp</text:p>
      <text:p text:style-name="P152">}</text:p>
      <text:p text:style-name="P153"># main</text:p>
      <text:p text:style-name="P154">myadd 1 2 3 $VAR</text:p>
      <text:p text:style-name="P155">RES=$?</text:p>
      <text:p text:style-name="P156">myadd $RES 5 6 $VAR2</text:p>
      <text:p text:style-name="P157">RES=$?</text:p>
      <text:h text:style-name="Heading_20_1" text:outline-level="1">Ein-/Ausgabe-Umleitungen</text:h>
      <text:p text:style-name="First_20_paragraph">Jedes Programm erhaelt beim Start drei offene ’’Datenkanaele``:</text:p>
      <table:table table:name="Table4" table:style-name="Table4">
        <table:table-column table:style-name="Table4.A"/>
        <table:table-column table:style-name="Table4.B"/>
        <table:table-row>
          <table:table-cell table:style-name="Table4.A1" office:value-type="string">
            <text:p text:style-name="Table_20_Contents">Standard Input:</text:p>
          </table:table-cell>
          <table:table-cell table:style-name="Table4.A1" office:value-type="string">
            <text:p text:style-name="Table_20_Contents">STDIN (0)</text:p>
          </table:table-cell>
        </table:table-row>
        <table:table-row>
          <table:table-cell table:style-name="Table4.A1" office:value-type="string">
            <text:p text:style-name="Table_20_Contents">Standard Output:</text:p>
          </table:table-cell>
          <table:table-cell table:style-name="Table4.A1" office:value-type="string">
            <text:p text:style-name="Table_20_Contents">STDOUT (1)</text:p>
          </table:table-cell>
        </table:table-row>
        <table:table-row>
          <table:table-cell table:style-name="Table4.A1" office:value-type="string">
            <text:p text:style-name="Table_20_Contents">Standard Error Output:</text:p>
          </table:table-cell>
          <table:table-cell table:style-name="Table4.A1" office:value-type="string">
            <text:p text:style-name="Table_20_Contents">STDERR (2)</text:p>
          </table:table-cell>
        </table:table-row>
      </table:table>
      <text:p text:style-name="First_20_paragraph">Durch das Umlenken der Ein-/Ausgabekanaele können Dateien oder Dateisysteme zum Lesen bzw. Schreiben fuer Kommandos geöffnet werden. Es gibt viele Möglichkeiten Daten umzuleiten. Hier ist eine kleine Auswahl:</text:p>
      <table:table table:name="Table5" table:style-name="Table5">
        <table:table-column table:style-name="Table5.A"/>
        <table:table-column table:style-name="Table5.B"/>
        <table:table-row>
          <table:table-cell table:style-name="Table5.A1" office:value-type="string">
            <text:p text:style-name="Table_20_Contents"><text:span text:style-name="T158">COMMAND&lt;infile</text:span></text:p>
          </table:table-cell>
          <table:table-cell table:style-name="Table5.A1" office:value-type="string">
            <text:p text:style-name="Table_20_Contents">Eingabeumlenkung</text:p>
          </table:table-cell>
        </table:table-row>
        <table:table-row>
          <table:table-cell table:style-name="Table5.A1" office:value-type="string">
            <text:p text:style-name="Table_20_Contents"><text:span text:style-name="T159">COMMAND&gt;outfile</text:span></text:p>
          </table:table-cell>
          <table:table-cell table:style-name="Table5.A1" office:value-type="string">
            <text:p text:style-name="Table_20_Contents">Ausgabeumlenkung</text:p>
          </table:table-cell>
        </table:table-row>
        <table:table-row>
          <table:table-cell table:style-name="Table5.A1" office:value-type="string">
            <text:p text:style-name="Table_20_Contents"><text:span text:style-name="T160">COMMAND»outfile</text:span></text:p>
          </table:table-cell>
          <table:table-cell table:style-name="Table5.A1" office:value-type="string">
            <text:p text:style-name="Table_20_Contents">Ausgabeumlenkung, anhaengen</text:p>
          </table:table-cell>
        </table:table-row>
        <table:table-row>
          <table:table-cell table:style-name="Table5.A1" office:value-type="string">
            <text:p text:style-name="Table_20_Contents"><text:span text:style-name="T161">COMMAND 2&gt;&amp;1</text:span></text:p>
          </table:table-cell>
          <table:table-cell table:style-name="Table5.A1" office:value-type="string">
            <text:p text:style-name="Table_20_Contents">STDERR mit auf STDOUT legen</text:p>
          </table:table-cell>
        </table:table-row>
        <table:table-row>
          <table:table-cell table:style-name="Table5.A1" office:value-type="string">
            <text:p text:style-name="Table_20_Contents"><text:span text:style-name="T162">COMMAND »EofListe Liste EofListe</text:span></text:p>
          </table:table-cell>
          <table:table-cell table:style-name="Table5.A1" office:value-type="string">
            <text:p text:style-name="Table_20_Contents">Zeilen in <text:span text:style-name="T163">Liste</text:span> werden in COMMAND umgeleitet</text:p>
          </table:table-cell>
        </table:table-row>
      </table:table>
      <text:h text:style-name="Heading_20_1" text:outline-level="1">Pipes</text:h>
      <text:p text:style-name="First_20_paragraph">Bei einer Pipe wird der Standardausgabekanal eines Kommandos mit dem Standardeingabekanal eines anderen Kommandos zusammengelegt. Dabei werden beide Kommandos als separate Prozesse gleichzeitig gestartet.<text:line-break/>Beim folgenden Beispiel wird der Inhalt der Datei .zshrc durch <text:span text:style-name="T164">cat</text:span> auf den Standardausabekanal geschrieben und an <text:span text:style-name="T165">grep</text:span> ueber den Standardeingabekanal uebergeben. <text:span text:style-name="T166">Grep</text:span> sucht nach allen Zeilen die das Wort  ``HISTSIZE’’ enthalten, und gibt diese aus.</text:p>
      <text:p text:style-name="P158">asterix% cat .zshrc|grep -i HISTSIZE</text:p>
      <text:p text:style-name="P159">export HISTSIZE=1000</text:p>
      <text:p text:style-name="First_20_paragraph"><text:line-break/><text:line-break/>————————————————————————</text:p>
      <text:h text:style-name="Heading_20_1" text:outline-level="1">Textmanipulationen</text:h>
      <text:p text:style-name="First_20_paragraph">In diesem Kapitel soll es um das komplexe Thema ``Suchen und Ersetzen’’ gehen. Im Weiteren wird auf die Grundlagen eingegangen und zwei der mächtigsten Tools auf diesem Gebiet kurz beleuchtet. Wer es wirklich genau wissen will, sollte sich im Internet nach weiterführenden Dokumentationen umsehen.</text:p>
      <text:h text:style-name="Heading_20_1" text:outline-level="1">reguläre Ausdrücke</text:h>
      <text:p text:style-name="First_20_paragraph">Es gibt in der UNIX-Welt einige sehr mächtige Tools (sed, awk, grep), die das Durchsuchen von Texten nach bestimmten Mustern ermöglichen. Um diese Tools effektiv nutzen zu können, ist es unbedingt notwendig, sich mit regulären Ausdrücken zu beschäftigen.<text:line-break/>Reguläre Ausdrucke beschreiben eine nicht leere Menge von Zeichenfolgen, die aus Textzeichen (Buchstaben, Ziffern, Sonderzeichen) und/oder Metazeichen mit erweiterter Bedeutung bestehen. Textzeichen stehen für sich selbst, Metazeichen (Spezialzeichen) stellen Operatoren dar, mit deren Hilfe komplexe Textmuster beschrieben werden können. Als Begrenzung der Mustersuche gilt in den meisten Fällen (Tools) das Zeilenende. D.h. es ist nicht möglich reguläre Ausdrücke zu definieren, die über das Zeilenende hinaus prüfen.</text:p>
      <text:h text:style-name="Heading_20_2" text:outline-level="2">Zeichenklassen</text:h>
      <table:table table:name="Table6" table:style-name="Table6">
        <table:table-column table:style-name="Table6.A"/>
        <table:table-column table:style-name="Table6.B"/>
        <table:table-row>
          <table:table-cell table:style-name="Table6.A1" office:value-type="string">
            <text:p text:style-name="Table_20_Contents">.</text:p>
          </table:table-cell>
          <table:table-cell table:style-name="Table6.A1" office:value-type="string">
            <text:p text:style-name="Table_20_Contents">ist ein Platzhalter und bezeichnet jedes einzelne Zeichen außer das Zeilenende.</text:p>
          </table:table-cell>
        </table:table-row>
        <table:table-row>
          <table:table-cell table:style-name="Table6.A1" office:value-type="string">
            <text:p text:style-name="Table_20_Contents"><text:span text:style-name="T167">[abc$]</text:span></text:p>
          </table:table-cell>
          <table:table-cell table:style-name="Table6.A1" office:value-type="string">
            <text:p text:style-name="Table_20_Contents">trifft alle aufgeführten Zeichen.</text:p>
          </table:table-cell>
        </table:table-row>
        <table:table-row>
          <table:table-cell table:style-name="Table6.A1" office:value-type="string">
            <text:p text:style-name="Table_20_Contents"><text:span text:style-name="T168">a-c</text:span></text:p>
          </table:table-cell>
          <table:table-cell table:style-name="Table6.A1" office:value-type="string">
            <text:p text:style-name="Table_20_Contents">bezeichnet alle Zeichen im angegebenen Limit.</text:p>
          </table:table-cell>
        </table:table-row>
        <table:table-row>
          <table:table-cell table:style-name="Table6.A1" office:value-type="string">
            <text:p text:style-name="Table_20_Contents"><text:span text:style-name="T169">[^exp]</text:span></text:p>
          </table:table-cell>
          <table:table-cell table:style-name="Table6.A1" office:value-type="string">
            <text:p text:style-name="Table_20_Contents">trifft alle Zeichen außer den angegebenen.</text:p>
          </table:table-cell>
        </table:table-row>
        <table:table-row>
          <table:table-cell table:style-name="Table6.A1" office:value-type="string">
            <text:p text:style-name="Table_20_Contents"><text:span text:style-name="T170">^abc</text:span></text:p>
          </table:table-cell>
          <table:table-cell table:style-name="Table6.A1" office:value-type="string">
            <text:p text:style-name="Table_20_Contents">trifft das angegebene Muster, wenn es am Zeilenanfang steht.</text:p>
          </table:table-cell>
        </table:table-row>
        <table:table-row>
          <table:table-cell table:style-name="Table6.A1" office:value-type="string">
            <text:p text:style-name="Table_20_Contents"><text:span text:style-name="T171">abc$</text:span></text:p>
          </table:table-cell>
          <table:table-cell table:style-name="Table6.A1" office:value-type="string">
            <text:p text:style-name="Table_20_Contents">trifft das angegebene Muster, wenn es am Zeilenende steht.</text:p>
          </table:table-cell>
        </table:table-row>
        <table:table-row>
          <table:table-cell table:style-name="Table6.A1" office:value-type="string">
            <text:p text:style-name="Table_20_Contents"><text:span text:style-name="T172">\</text:span></text:p>
          </table:table-cell>
          <table:table-cell table:style-name="Table6.A1" office:value-type="string">
            <text:p text:style-name="Table_20_Contents">Maskierung des folgenden Zeichens (<text:span text:style-name="T173">$\rightarrow$</text:span><text:a xlink:type="simple" xlink:href="node3.html#ssec:quotierung" office:name=""><text:span text:style-name="Definition">2.3.2</text:span></text:a>)</text:p>
          </table:table-cell>
        </table:table-row>
      </table:table>
      <text:h text:style-name="Heading_20_2" text:outline-level="2">Wiederholungsoperatoren</text:h>
      <table:table table:name="Table7" table:style-name="Table7">
        <table:table-column table:style-name="Table7.A"/>
        <table:table-column table:style-name="Table7.B"/>
        <table:table-row>
          <table:table-cell table:style-name="Table7.A1" office:value-type="string">
            <text:p text:style-name="Table_20_Contents"><text:span text:style-name="T174">*</text:span></text:p>
          </table:table-cell>
          <table:table-cell table:style-name="Table7.A1" office:value-type="string">
            <text:p text:style-name="Table_20_Contents">trifft den vorangegangenen Ausdruck 0 oder mehrmals.</text:p>
          </table:table-cell>
        </table:table-row>
        <table:table-row>
          <table:table-cell table:style-name="Table7.A1" office:value-type="string">
            <text:p text:style-name="Table_20_Contents">+</text:p>
          </table:table-cell>
          <table:table-cell table:style-name="Table7.A1" office:value-type="string">
            <text:p text:style-name="Table_20_Contents">trifft den vorangegangenen Ausdruckt ein oder mehrmals.</text:p>
          </table:table-cell>
        </table:table-row>
        <table:table-row>
          <table:table-cell table:style-name="Table7.A1" office:value-type="string">
            <text:p text:style-name="Table_20_Contents"><text:span text:style-name="T175">?</text:span></text:p>
          </table:table-cell>
          <table:table-cell table:style-name="Table7.A1" office:value-type="string">
            <text:p text:style-name="Table_20_Contents">trifft den vorangegangenen Ausdruck 0 oder einmal.</text:p>
          </table:table-cell>
        </table:table-row>
        <table:table-row>
          <table:table-cell table:style-name="Table7.A1" office:value-type="string">
            <text:p text:style-name="Table_20_Contents"><text:span text:style-name="T176">|</text:span></text:p>
          </table:table-cell>
          <table:table-cell table:style-name="Table7.A1" office:value-type="string">
            <text:p text:style-name="Table_20_Contents">ist ein Trennzeichen. Trifft entweder den folgenden oder vorangegangenen Ausdruck.</text:p>
          </table:table-cell>
        </table:table-row>
        <table:table-row>
          <table:table-cell table:style-name="Table7.A1" office:value-type="string">
            <text:p text:style-name="Table_20_Contents">(…)</text:p>
          </table:table-cell>
          <table:table-cell table:style-name="Table7.A1" office:value-type="string">
            <text:p text:style-name="Table_20_Contents">bildet eine Gruppe von regulären Ausdrücken.</text:p>
          </table:table-cell>
        </table:table-row>
      </table:table>
      <text:p text:style-name="First_20_paragraph">Die Syntax von <text:span text:style-name="T177">grep</text:span> und <text:span text:style-name="T178">egrep</text:span> variiert in manchen Punkten. Für +, ?, |, (…) ergibt sich für <text:span text:style-name="T179">grep</text:span> eine andere Schreibweise: <text:span text:style-name="T180">\</text:span>+, <text:span text:style-name="T181">?</text:span>, <text:span text:style-name="T182">|</text:span>, <text:span text:style-name="T183">\(</text:span>…<text:span text:style-name="T184">\)</text:span>.</text:p>
      <text:p text:style-name="Text_20_body">Reguläre Ausdrücke werden von links nach rechts aufgelöst. Operatoren werden in der folgenden Reihenfolge abgearbeitet:</text:p>
      <text:p text:style-name="Text_20_body"><text:span text:style-name="T185">[</text:span>… <text:span text:style-name="T186">]</text:span> <text:span text:style-name="T187">$\rightarrow$</text:span>  ? + * <text:span text:style-name="T188">$\rightarrow$</text:span> Verkettung <text:span text:style-name="T189">$\rightarrow$</text:span> Verknüpfungen |</text:p>
      <text:p text:style-name="Text_20_body">Abweichungen davon können mit Klammerung einzelner Ausdrücke erreicht werden.</text:p>
      <text:p text:style-name="Text_20_body">Die Operatoren ?, +, *, <text:span text:style-name="T190">^</text:span>, $ und | können wiederum auch auf gruppierte (geklammerte) Ausdrücke angewendet werden. Beispielsweise trifft</text:p>
      <text:p text:style-name="Text_20_body"><text:span text:style-name="T191">(AB|CD+)?(EF)+</text:span></text:p>
      <text:p text:style-name="Text_20_body">die Zeichenketten ABEF, CDEF,CDDEF, EFEF, EFEFEF usw.</text:p>
      <text:p text:style-name="Text_20_body">Das hinter dem ersten Klammernpaar stehende Fragezeichen bedeutet, daß das Vorkommen, der darin enthaltenden Zeichenketten AB und CD, optional ist. Das Pluszeichen hinter D sagt aus, daß nach einem oder mehreren D’s gesucht wird (CD, CDD, CDDDD, …). Die so gefundenen Zeichenketten der ersten Klammer, müssen unmittelbar gefolgt sein von mindestens einem Vorkommen der Zeichenkette EF. Das Plus bezieht sich hier auf den ganzen Klammerausdruck.</text:p>
      <text:p text:style-name="Text_20_body">Wie aus obigen Regeln zu ersehen ist, handelt es sich bei regulären Ausdrücken um eine Wissenschaft. Die hier aufgezeigten Muster stellen nur einen Auszug dar. Noch ein paar Beispiele hinterher:</text:p>
      <table:table table:name="Table8" table:style-name="Table8">
        <table:table-column table:style-name="Table8.A"/>
        <table:table-column table:style-name="Table8.B"/>
        <table:table-row>
          <table:table-cell table:style-name="Table8.A1" office:value-type="string">
            <text:p text:style-name="Table_20_Contents">.aus</text:p>
          </table:table-cell>
          <table:table-cell table:style-name="Table8.A1" office:value-type="string">
            <text:p text:style-name="Table_20_Contents">trifft Haus, raus, Maus, Laus,…</text:p>
          </table:table-cell>
        </table:table-row>
        <table:table-row>
          <table:table-cell table:style-name="Table8.A1" office:value-type="string">
            <text:p text:style-name="Table_20_Contents"><text:span text:style-name="T192">xy*z</text:span></text:p>
          </table:table-cell>
          <table:table-cell table:style-name="Table8.A1" office:value-type="string">
            <text:p text:style-name="Table_20_Contents">trifft auf xy…was auch immer…z</text:p>
          </table:table-cell>
        </table:table-row>
        <table:table-row>
          <table:table-cell table:style-name="Table8.A1" office:value-type="string">
            <text:p text:style-name="Table_20_Contents"><text:span text:style-name="T193">^abc</text:span></text:p>
          </table:table-cell>
          <table:table-cell table:style-name="Table8.A1" office:value-type="string">
            <text:p text:style-name="Table_20_Contents">jede Zeile, die mit abc beginnt</text:p>
          </table:table-cell>
        </table:table-row>
        <table:table-row>
          <table:table-cell table:style-name="Table8.A1" office:value-type="string">
            <text:p text:style-name="Table_20_Contents"><text:span text:style-name="T194">abc$</text:span></text:p>
          </table:table-cell>
          <table:table-cell table:style-name="Table8.A1" office:value-type="string">
            <text:p text:style-name="Table_20_Contents">jede Zeile, die mit abc endet</text:p>
          </table:table-cell>
        </table:table-row>
        <table:table-row>
          <table:table-cell table:style-name="Table8.A1" office:value-type="string">
            <text:p text:style-name="Table_20_Contents"><text:span text:style-name="T195">\*</text:span></text:p>
          </table:table-cell>
          <table:table-cell table:style-name="Table8.A1" office:value-type="string">
            <text:p text:style-name="Table_20_Contents">trifft jeden Stern</text:p>
          </table:table-cell>
        </table:table-row>
        <table:table-row>
          <table:table-cell table:style-name="Table8.A1" office:value-type="string">
            <text:p text:style-name="Table_20_Contents"><text:span text:style-name="T196">[Mr]aus</text:span></text:p>
          </table:table-cell>
          <table:table-cell table:style-name="Table8.A1" office:value-type="string">
            <text:p text:style-name="Table_20_Contents">trifft Maus und raus</text:p>
          </table:table-cell>
        </table:table-row>
        <table:table-row>
          <table:table-cell table:style-name="Table8.A1" office:value-type="string">
            <text:p text:style-name="Table_20_Contents"><text:span text:style-name="T197">[[abc]</text:span></text:p>
          </table:table-cell>
          <table:table-cell table:style-name="Table8.A1" office:value-type="string">
            <text:p text:style-name="Table_20_Contents">trifft <text:span text:style-name="T198">[</text:span> (muß am Anfang stehen), a, b, c</text:p>
          </table:table-cell>
        </table:table-row>
        <table:table-row>
          <table:table-cell table:style-name="Table8.A1" office:value-type="string">
            <text:p text:style-name="Table_20_Contents"><text:span text:style-name="T199">[KT]?ELLER</text:span></text:p>
          </table:table-cell>
          <table:table-cell table:style-name="Table8.A1" office:value-type="string">
            <text:p text:style-name="Table_20_Contents">trifft ELLER, TELLER, KELLER</text:p>
          </table:table-cell>
        </table:table-row>
        <table:table-row>
          <table:table-cell table:style-name="Table8.A1" office:value-type="string">
            <text:p text:style-name="Table_20_Contents"><text:span text:style-name="T200">[^a-zA-Z]</text:span></text:p>
          </table:table-cell>
          <table:table-cell table:style-name="Table8.A1" office:value-type="string">
            <text:p text:style-name="Table_20_Contents">schließt alle Buchstaben aus</text:p>
          </table:table-cell>
        </table:table-row>
        <table:table-row>
          <table:table-cell table:style-name="Table8.A1" office:value-type="string">
            <text:p text:style-name="Table_20_Contents"><text:span text:style-name="T201">[0-9]$</text:span></text:p>
          </table:table-cell>
          <table:table-cell table:style-name="Table8.A1" office:value-type="string">
            <text:p text:style-name="Table_20_Contents">trifft jede Zeile, die mit einer Zahl endet</text:p>
          </table:table-cell>
        </table:table-row>
        <table:table-row>
          <table:table-cell table:style-name="Table8.A1" office:value-type="string">
            <text:p text:style-name="Table_20_Contents"><text:span text:style-name="T202">[0-9][0-9]</text:span></text:p>
          </table:table-cell>
          <table:table-cell table:style-name="Table8.A1" office:value-type="string">
            <text:p text:style-name="Table_20_Contents">trifft jede zweistellige Nummer</text:p>
          </table:table-cell>
        </table:table-row>
        <table:table-row>
          <table:table-cell table:style-name="Table8.A1" office:value-type="string">
            <text:p text:style-name="Table_20_Contents"><text:span text:style-name="T203">H(e|a)llo</text:span></text:p>
          </table:table-cell>
          <table:table-cell table:style-name="Table8.A1" office:value-type="string">
            <text:p text:style-name="Table_20_Contents">trifft Hallo und Hello</text:p>
          </table:table-cell>
        </table:table-row>
        <table:table-row>
          <table:table-cell table:style-name="Table8.A1" office:value-type="string">
            <text:p text:style-name="Table_20_Contents"><text:span text:style-name="T204">(ab)?</text:span></text:p>
          </table:table-cell>
          <table:table-cell table:style-name="Table8.A1" office:value-type="string">
            <text:p text:style-name="Table_20_Contents">trifft entweder ``ab’‘oder nichts (``ab’’ ist optional)</text:p>
          </table:table-cell>
        </table:table-row>
        <table:table-row>
          <table:table-cell table:style-name="Table8.A1" office:value-type="string">
            <text:p text:style-name="Table_20_Contents"><text:span text:style-name="T205">^$</text:span></text:p>
          </table:table-cell>
          <table:table-cell table:style-name="Table8.A1" office:value-type="string">
            <text:p text:style-name="Table_20_Contents">trifft alle Leerzeilen</text:p>
          </table:table-cell>
        </table:table-row>
      </table:table>
      <text:p text:style-name="First_20_paragraph">Aber es ist noch mehr möglich.</text:p>
      <table:table table:name="Table9" table:style-name="Table9">
        <table:table-column table:style-name="Table9.A"/>
        <table:table-column table:style-name="Table9.B"/>
        <table:table-row>
          <table:table-cell table:style-name="Table9.A1" office:value-type="string">
            <text:p text:style-name="Table_20_Contents"><text:span text:style-name="T206">\{n,m\}</text:span></text:p>
          </table:table-cell>
          <table:table-cell table:style-name="Table9.A1" office:value-type="string">
            <text:p text:style-name="Table_20_Contents">trifft ein Muster mindestens n-mal und höchstens m-mal</text:p>
          </table:table-cell>
        </table:table-row>
        <table:table-row>
          <table:table-cell table:style-name="Table9.A1" office:value-type="string">
            <text:p text:style-name="Table_20_Contents"><text:span text:style-name="T207">\</text:span>&lt;<text:span text:style-name="T208">abc\</text:span>&gt;</text:p>
          </table:table-cell>
          <table:table-cell table:style-name="Table9.A1" office:value-type="string">
            <text:p text:style-name="Table_20_Contents">trifft das eingeschlossene Muster nur, wenn es sich um ein separates Wort handelt</text:p>
          </table:table-cell>
        </table:table-row>
        <table:table-row>
          <table:table-cell table:style-name="Table9.A1" office:value-type="string">
            <text:p text:style-name="Table_20_Contents"><text:span text:style-name="T209">\(abc\)</text:span></text:p>
          </table:table-cell>
          <table:table-cell table:style-name="Table9.A1" office:value-type="string">
            <text:p text:style-name="Table_20_Contents">Die Klammern fassen Ausdrücke zusammen. Jede Zeile wird nach angegebenen Muster durchsucht und jeder Treffer wird in einem Puffer gespeichert (max. 9 dieser Muster sind in einem Befehl möglich).</text:p>
          </table:table-cell>
        </table:table-row>
        <table:table-row>
          <table:table-cell table:style-name="Table9.A1" office:value-type="string">
            <text:p text:style-name="Table_20_Contents"><text:span text:style-name="T210">\n</text:span></text:p>
          </table:table-cell>
          <table:table-cell table:style-name="Table9.A1" office:value-type="string">
            <text:p text:style-name="Table_20_Contents">referenziert obige Muster</text:p>
          </table:table-cell>
        </table:table-row>
      </table:table>
      <text:p text:style-name="First_20_paragraph">Es lassen sich des weiteren syntaktische Gruppen bilden. Hierbei handelt es sich nur um eine andere Schreibweise bereits besprochener Ausdrücke. Diese Schreibweise kann die Lesbarkeit regulärer Ausdrücke deutlich verbessern.</text:p>
      <table:table table:name="Table10" table:style-name="Table10">
        <table:table-column table:style-name="Table10.A"/>
        <table:table-column table:style-name="Table10.B"/>
        <table:table-row>
          <table:table-cell table:style-name="Table10.A1" office:value-type="string">
            <text:p text:style-name="Table_20_Contents"><text:span text:style-name="T211">[</text:span>:alnum:<text:span text:style-name="T212">]</text:span></text:p>
          </table:table-cell>
          <table:table-cell table:style-name="Table10.A1" office:value-type="string">
            <text:p text:style-name="Table_20_Contents">alle alphanumerischen Zeichen [A-Za-z0-9]</text:p>
          </table:table-cell>
        </table:table-row>
        <table:table-row>
          <table:table-cell table:style-name="Table10.A1" office:value-type="string">
            <text:p text:style-name="Table_20_Contents"><text:span text:style-name="T213">[</text:span>:alpha:<text:span text:style-name="T214">]</text:span></text:p>
          </table:table-cell>
          <table:table-cell table:style-name="Table10.A1" office:value-type="string">
            <text:p text:style-name="Table_20_Contents">alle Buchstaben [A-Za-z]</text:p>
          </table:table-cell>
        </table:table-row>
        <table:table-row>
          <table:table-cell table:style-name="Table10.A1" office:value-type="string">
            <text:p text:style-name="Table_20_Contents"><text:span text:style-name="T215">[</text:span>:blank:<text:span text:style-name="T216">]</text:span></text:p>
          </table:table-cell>
          <table:table-cell table:style-name="Table10.A1" office:value-type="string">
            <text:p text:style-name="Table_20_Contents">ein oder mehrere Leerzeichen und Tab</text:p>
          </table:table-cell>
        </table:table-row>
        <table:table-row>
          <table:table-cell table:style-name="Table10.A1" office:value-type="string">
            <text:p text:style-name="Table_20_Contents"><text:span text:style-name="T217">[</text:span>:cntrl:<text:span text:style-name="T218">]</text:span></text:p>
          </table:table-cell>
          <table:table-cell table:style-name="Table10.A1" office:value-type="string">
            <text:p text:style-name="Table_20_Contents">alle Kontrollzeichen wie z.B. &lt;newline&gt;</text:p>
          </table:table-cell>
        </table:table-row>
        <table:table-row>
          <table:table-cell table:style-name="Table10.A1" office:value-type="string">
            <text:p text:style-name="Table_20_Contents"><text:span text:style-name="T219">[</text:span>:digit:<text:span text:style-name="T220">]</text:span></text:p>
          </table:table-cell>
          <table:table-cell table:style-name="Table10.A1" office:value-type="string">
            <text:p text:style-name="Table_20_Contents">alle dezimalen Zahlen [0-9]</text:p>
          </table:table-cell>
        </table:table-row>
        <table:table-row>
          <table:table-cell table:style-name="Table10.A1" office:value-type="string">
            <text:p text:style-name="Table_20_Contents"><text:span text:style-name="T221">[</text:span>:graph:<text:span text:style-name="T222">]</text:span></text:p>
          </table:table-cell>
          <table:table-cell table:style-name="Table10.A1" office:value-type="string">
            <text:p text:style-name="Table_20_Contents">alle druckbaren Zeichen (ASCII 33 - 126) ohne das Leerzeichen</text:p>
          </table:table-cell>
        </table:table-row>
        <table:table-row>
          <table:table-cell table:style-name="Table10.A1" office:value-type="string">
            <text:p text:style-name="Table_20_Contents"><text:span text:style-name="T223">[</text:span>:print:<text:span text:style-name="T224">]</text:span></text:p>
          </table:table-cell>
          <table:table-cell table:style-name="Table10.A1" office:value-type="string">
            <text:p text:style-name="Table_20_Contents">alle druckbaren Zeichen</text:p>
          </table:table-cell>
        </table:table-row>
        <table:table-row>
          <table:table-cell table:style-name="Table10.A1" office:value-type="string">
            <text:p text:style-name="Table_20_Contents"><text:span text:style-name="T225">[</text:span>:lower:<text:span text:style-name="T226">]</text:span></text:p>
          </table:table-cell>
          <table:table-cell table:style-name="Table10.A1" office:value-type="string">
            <text:p text:style-name="Table_20_Contents">alle Kleinbuchstaben [a-z]</text:p>
          </table:table-cell>
        </table:table-row>
        <table:table-row>
          <table:table-cell table:style-name="Table10.A1" office:value-type="string">
            <text:p text:style-name="Table_20_Contents"><text:span text:style-name="T227">[</text:span>:upper:<text:span text:style-name="T228">]</text:span></text:p>
          </table:table-cell>
          <table:table-cell table:style-name="Table10.A1" office:value-type="string">
            <text:p text:style-name="Table_20_Contents">alle Großbuchstaben [A-Z]</text:p>
          </table:table-cell>
        </table:table-row>
        <table:table-row>
          <table:table-cell table:style-name="Table10.A1" office:value-type="string">
            <text:p text:style-name="Table_20_Contents"><text:span text:style-name="T229">[</text:span>:space:<text:span text:style-name="T230">]</text:span></text:p>
          </table:table-cell>
          <table:table-cell table:style-name="Table10.A1" office:value-type="string">
            <text:p text:style-name="Table_20_Contents">Leerzeichen und horizontales Tab</text:p>
          </table:table-cell>
        </table:table-row>
        <table:table-row>
          <table:table-cell table:style-name="Table10.A1" office:value-type="string">
            <text:p text:style-name="Table_20_Contents"><text:span text:style-name="T231">[</text:span>:xdigit:<text:span text:style-name="T232">]</text:span></text:p>
          </table:table-cell>
          <table:table-cell table:style-name="Table10.A1" office:value-type="string">
            <text:p text:style-name="Table_20_Contents">alle hexadezimalen Zahlen [0-9A-Fa-f]</text:p>
          </table:table-cell>
        </table:table-row>
      </table:table>
      <text:p text:style-name="First_20_paragraph">Reguläre Ausdrücke sind zwar allgemein gültig, jedoch ist der Funktionsumfang der einzelnen Tools nicht einheitlich.</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row>
          <table:table-cell table:style-name="Table11.A1" office:value-type="string">
            <text:p text:style-name="Table_20_Contents"> </text:p>
          </table:table-cell>
          <table:table-cell table:style-name="Table11.A1" office:value-type="string">
            <text:p text:style-name="Table_20_Contents"><text:span text:style-name="T233">[</text:span>…<text:span text:style-name="T234">]</text:span></text:p>
          </table:table-cell>
          <table:table-cell table:style-name="Table11.A1" office:value-type="string">
            <text:p text:style-name="Table_20_Contents">.</text:p>
          </table:table-cell>
          <table:table-cell table:style-name="Table11.A1" office:value-type="string">
            <text:p text:style-name="Table_20_Contents"><text:span text:style-name="T235">*</text:span></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span text:style-name="T236">^</text:span></text:p>
          </table:table-cell>
          <table:table-cell table:style-name="Table11.A1" office:value-type="string">
            <text:p text:style-name="Table_20_Contents">$</text:p>
          </table:table-cell>
          <table:table-cell table:style-name="Table11.A1" office:value-type="string">
            <text:p text:style-name="Table_20_Contents">|</text:p>
          </table:table-cell>
          <table:table-cell table:style-name="Table11.A1" office:value-type="string">
            <text:p text:style-name="Table_20_Contents"><text:span text:style-name="T237">()</text:span></text:p>
          </table:table-cell>
        </table:table-row>
        <table:table-row>
          <table:table-cell table:style-name="Table11.A1" office:value-type="string">
            <text:p text:style-name="Table_20_Contents">grep</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 </text:p>
          </table:table-cell>
          <table:table-cell table:style-name="Table11.A1" office:value-type="string">
            <text:p text:style-name="Table_20_Contents"> </text:p>
          </table:table-cell>
        </table:table-row>
        <table:table-row>
          <table:table-cell table:style-name="Table11.A1" office:value-type="string">
            <text:p text:style-name="Table_20_Contents">egrep</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x</text:p>
          </table:table-cell>
        </table:table-row>
        <table:table-row>
          <table:table-cell table:style-name="Table11.A1" office:value-type="string">
            <text:p text:style-name="Table_20_Contents">sed</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 </text:p>
          </table:table-cell>
          <table:table-cell table:style-name="Table11.A1" office:value-type="string">
            <text:p text:style-name="Table_20_Contents"> </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x</text:p>
          </table:table-cell>
          <table:table-cell table:style-name="Table11.A1" office:value-type="string">
            <text:p text:style-name="Table_20_Contents">x</text:p>
          </table:table-cell>
        </table:table-row>
        <table:table-row>
          <table:table-cell table:style-name="Table11.A1" office:value-type="string">
            <text:p text:style-name="Table_20_Contents">awk</text:p>
          </table:table-cell>
          <table:table-cell table:style-name="Table11.A1" office:value-type="string">
            <text:p text:style-name="Table_20_Contents">   x   </text:p>
          </table:table-cell>
          <table:table-cell table:style-name="Table11.A1" office:value-type="string">
            <text:p text:style-name="Table_20_Contents">   x   </text:p>
          </table:table-cell>
          <table:table-cell table:style-name="Table11.A1" office:value-type="string">
            <text:p text:style-name="Table_20_Contents">   x   </text:p>
          </table:table-cell>
          <table:table-cell table:style-name="Table11.A1" office:value-type="string">
            <text:p text:style-name="Table_20_Contents">   x   </text:p>
          </table:table-cell>
          <table:table-cell table:style-name="Table11.A1" office:value-type="string">
            <text:p text:style-name="Table_20_Contents">   x   </text:p>
          </table:table-cell>
          <table:table-cell table:style-name="Table11.A1" office:value-type="string">
            <text:p text:style-name="Table_20_Contents">   x   </text:p>
          </table:table-cell>
          <table:table-cell table:style-name="Table11.A1" office:value-type="string">
            <text:p text:style-name="Table_20_Contents">   x   </text:p>
          </table:table-cell>
          <table:table-cell table:style-name="Table11.A1" office:value-type="string">
            <text:p text:style-name="Table_20_Contents">   x   </text:p>
          </table:table-cell>
          <table:table-cell table:style-name="Table11.A1" office:value-type="string">
            <text:p text:style-name="Table_20_Contents">  x   </text:p>
          </table:table-cell>
        </table:table-row>
      </table:table>
      <text:h text:style-name="Heading_20_1" text:outline-level="1">[rep</text:h>
      <table:table table:name="Table12" table:style-name="Table12">
        <table:table-column table:style-name="Table12.A"/>
        <table:table-column table:style-name="Table12.B"/>
        <table:table-row>
          <table:table-cell table:style-name="Table12.A1" office:value-type="string">
            <text:p text:style-name="Table_20_Contents">Syntax:</text:p>
          </table:table-cell>
          <table:table-cell table:style-name="Table12.A1" office:value-type="string">
            <text:p text:style-name="Table_20_Contents"><text:span text:style-name="T238">grep [-CVbchilnsvwx] [-Anzahl] [-AB Anzahl] [[-e] Ausdruck | -f Datei] [Datei...]</text:span></text:p>
          </table:table-cell>
        </table:table-row>
      </table:table>
      <text:p text:style-name="First_20_paragraph"><text:span text:style-name="T239">grep</text:span> durchsucht die angegebenen Dateien (oder die Daten aus der Standardeingabe) nach einem Ausdruck und gibt die entsprechenden Zeilen aus. Der Status von grep ist 0, wenn der Ausdruck gefunden wurde und sonst 1.</text:p>
      <text:p text:style-name="Text_20_body">Wieder ein paar einfache Beispiele:</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Table_20_Contents">Befehl</text:p>
          </table:table-cell>
          <table:table-cell table:style-name="Table13.A1" office:value-type="string">
            <text:p text:style-name="Table_20_Contents">cat file</text:p>
          </table:table-cell>
          <table:table-cell table:style-name="Table13.A1" office:value-type="string">
            <text:p text:style-name="Table_20_Contents">grep b.*g file</text:p>
          </table:table-cell>
          <table:table-cell table:style-name="Table13.A1" office:value-type="string">
            <text:p text:style-name="Table_20_Contents">grep b.*g. file</text:p>
          </table:table-cell>
          <table:table-cell table:style-name="Table13.A1" office:value-type="string">
            <text:p text:style-name="Table_20_Contents">grep ggg* file</text:p>
          </table:table-cell>
        </table:table-row>
        <table:table-row>
          <table:table-cell table:style-name="Table13.A1" office:value-type="string">
            <text:p text:style-name="Table_20_Contents">Resultat</text:p>
          </table:table-cell>
          <table:table-cell table:style-name="Table13.A1" office:value-type="string">
            <text:p text:style-name="Table_20_Contents">big</text:p>
          </table:table-cell>
          <table:table-cell table:style-name="Table13.A1" office:value-type="string">
            <text:p text:style-name="Table_20_Contents">big</text:p>
          </table:table-cell>
          <table:table-cell table:style-name="Table13.A1" office:value-type="string">
            <text:p text:style-name="Table_20_Contents">bigger</text:p>
          </table:table-cell>
          <table:table-cell table:style-name="Table13.A1" office:value-type="string">
            <text:p text:style-name="Table_20_Contents">bigger</text:p>
          </table:table-cell>
        </table:table-row>
        <table:table-row>
          <table:table-cell table:style-name="Table13.A1" office:value-type="string">
            <text:p text:style-name="Table_20_Contents"> </text:p>
          </table:table-cell>
          <table:table-cell table:style-name="Table13.A1" office:value-type="string">
            <text:p text:style-name="Table_20_Contents">bad bug</text:p>
          </table:table-cell>
          <table:table-cell table:style-name="Table13.A1" office:value-type="string">
            <text:p text:style-name="Table_20_Contents">bad bug</text:p>
          </table:table-cell>
          <table:table-cell table:style-name="Table13.A1" office:value-type="string">
            <text:p text:style-name="Table_20_Contents">boogy</text:p>
          </table:table-cell>
          <table:table-cell table:style-name="Table13.A1" office:value-type="string">
            <text:p text:style-name="Table_20_Contents"> </text:p>
          </table:table-cell>
        </table:table-row>
        <table:table-row>
          <table:table-cell table:style-name="Table13.A1" office:value-type="string">
            <text:p text:style-name="Table_20_Contents"> </text:p>
          </table:table-cell>
          <table:table-cell table:style-name="Table13.A1" office:value-type="string">
            <text:p text:style-name="Table_20_Contents">bag</text:p>
          </table:table-cell>
          <table:table-cell table:style-name="Table13.A1" office:value-type="string">
            <text:p text:style-name="Table_20_Contents">bag</text:p>
          </table:table-cell>
          <table:table-cell table:style-name="Table13.A1" office:value-type="string">
            <text:p text:style-name="Table_20_Contents"> </text:p>
          </table:table-cell>
          <table:table-cell table:style-name="Table13.A1" office:value-type="string">
            <text:p text:style-name="Table_20_Contents"> </text:p>
          </table:table-cell>
        </table:table-row>
        <table:table-row>
          <table:table-cell table:style-name="Table13.A1" office:value-type="string">
            <text:p text:style-name="Table_20_Contents"> </text:p>
          </table:table-cell>
          <table:table-cell table:style-name="Table13.A1" office:value-type="string">
            <text:p text:style-name="Table_20_Contents">bigger</text:p>
          </table:table-cell>
          <table:table-cell table:style-name="Table13.A1" office:value-type="string">
            <text:p text:style-name="Table_20_Contents">bigger</text:p>
          </table:table-cell>
          <table:table-cell table:style-name="Table13.A1" office:value-type="string">
            <text:p text:style-name="Table_20_Contents"> </text:p>
          </table:table-cell>
          <table:table-cell table:style-name="Table13.A1" office:value-type="string">
            <text:p text:style-name="Table_20_Contents"> </text:p>
          </table:table-cell>
        </table:table-row>
        <table:table-row>
          <table:table-cell table:style-name="Table13.A1" office:value-type="string">
            <text:p text:style-name="Table_20_Contents"> </text:p>
          </table:table-cell>
          <table:table-cell table:style-name="Table13.A1" office:value-type="string">
            <text:p text:style-name="Table_20_Contents">boogy</text:p>
          </table:table-cell>
          <table:table-cell table:style-name="Table13.A1" office:value-type="string">
            <text:p text:style-name="Table_20_Contents">boogy</text:p>
          </table:table-cell>
          <table:table-cell table:style-name="Table13.A1" office:value-type="string">
            <text:p text:style-name="Table_20_Contents"> </text:p>
          </table:table-cell>
          <table:table-cell table:style-name="Table13.A1" office:value-type="string">
            <text:p text:style-name="Table_20_Contents"> </text:p>
          </table:table-cell>
        </table:table-row>
      </table:table>
      <text:p text:style-name="First_20_paragraph">Stern und Punkt sind Sonderzeichen. Will man nach Mustern suchen, die den Punkt als literarisches Zeichen auffassen, so muß dieser maskiert werden.</text:p>
      <text:p text:style-name="Text_20_body"><text:span text:style-name="T240">ls | grep Name.ext</text:span></text:p>
      <text:p text:style-name="Text_20_body">trifft auch Name0ext , NameBext , usw. .</text:p>
      <text:p text:style-name="Text_20_body"><text:span text:style-name="T241">ls | grep Name\.ext</text:span></text:p>
      <text:p text:style-name="Text_20_body">trifft nur die Datei File mit mit dem Namen <text:span text:style-name="T242">Name.ext</text:span>. .</text:p>
      <text:p text:style-name="Text_20_body">Wir wollen in einem Textfile alle Zeilen, die den Namen Fred Feuerstein und Fredericke Feuerstein enthalten. Das bedeutet der Teil ``ericke’’ ist optional.</text:p>
      <text:p text:style-name="Text_20_body"><text:span text:style-name="T243">grep "Fred\(ericke\)\? Feuerstein" textfile</text:span></text:p>
      <text:p text:style-name="Text_20_body">Die Klammern bilden eine Gruppe. Das Fragezeichen bedeutet ein oder kein Vorkommen des vorherigen Musters.</text:p>
      <text:p text:style-name="Text_20_body">Hier werden Klammern innerhalb anderer Klammern ausgeschlossen:</text:p>
      <text:p text:style-name="Text_20_body"><text:span text:style-name="T244">grep "([^()]*)"</text:span></text:p>
      <text:p text:style-name="Text_20_body">Trifft <text:span text:style-name="T245">(hello)</text:span> und <text:span text:style-name="T246">(aksjdhaksj d ka)</text:span> aber nicht <text:span text:style-name="T247">x=(y+2(x+1))</text:span> .</text:p>
      <text:p text:style-name="Text_20_body">Jetzt wollen wir nach sich wiederholenden Mustern suchen. Eine gutes Beispiel sind Telefonnummern. Wir suchen nach einer Vorwahl (3 Ziffern) und der Nummer (7 Ziffern), getrennt durch einen - , einem Leerzeichen oder garnicht.</text:p>
      <text:p text:style-name="Text_20_body"><text:span text:style-name="T248">grep "[0-9]\{3\}[-]\?[0-9]\{7\}" file</text:span></text:p>
      <text:p text:style-name="Text_20_body"><text:span text:style-name="T249">[0-9]</text:span> steht für alle Zahlen, <text:span text:style-name="T250">\{3\}</text:span> besagt, daß sich das vorherige Muster 3 mal wiederholen soll. <text:span text:style-name="T251">[-]\?</text:span> repräsentiert die Auswahl des Trennzeichens (Leerzeichen, - oder garnichts).</text:p>
      <text:p text:style-name="Text_20_body">Angenommen, wir suchen eine Zeile in der nur das Wort ``Hallo’‘steht. Es ist zudem noch möglich, daß sich vor und/oder hinter ``Hallo’’ Leerzeichen befinden. Eine Möglichkeit wäre folgendes</text:p>
      <text:p text:style-name="Text_20_body"><text:span text:style-name="T252">grep "^[[:space:]]*Hallo[[:space:]]*$" file</text:span></text:p>
      <text:p text:style-name="Text_20_body"><text:span text:style-name="T253">^</text:span> steht für den Zeilenanfang, <text:span text:style-name="T254">$</text:span> für das Zeilenende.</text:p>
      <text:p text:style-name="Text_20_body">Manchmal ist es nötig, Zeilen zu suchen, in denen entweder das Eine oder das Andere steht.</text:p>
      <text:p text:style-name="Text_20_body"><text:span text:style-name="T255">grep "Ich habe \(Schröder\|Stoiber\) gewählt" file</text:span></text:p>
      <text:p text:style-name="Text_20_body"><text:span text:style-name="T256">\|</text:span> entspricht einem logischen ODER.</text:p>
      <text:p text:style-name="Text_20_body">Hat man einmal ein Muster in <text:span text:style-name="T257">\(</text:span>…<text:span text:style-name="T258">\)</text:span> definiert, kann man es mit <text:span text:style-name="T259">\Zahl</text:span> erneut einsetzen.</text:p>
      <text:p text:style-name="Text_20_body"><text:span text:style-name="T260">echo bla blub bla | grep '\(bla\).*\1'</text:span></text:p>
      <text:h text:style-name="Heading_20_1" text:outline-level="1">sed Stream Editor</text:h>
      <table:table table:name="Table14" table:style-name="Table14">
        <table:table-column table:style-name="Table14.A"/>
        <table:table-column table:style-name="Table14.B"/>
        <table:table-row>
          <table:table-cell table:style-name="Table14.A1" office:value-type="string">
            <text:p text:style-name="Table_20_Contents">Syntax:</text:p>
          </table:table-cell>
          <table:table-cell table:style-name="Table14.A1" office:value-type="string">
            <text:p text:style-name="Table_20_Contents"><text:span text:style-name="T261">sed [-n] [-e Editorkommando] [-f Sriptdatei] [inputfile]</text:span></text:p>
          </table:table-cell>
        </table:table-row>
      </table:table>
      <text:p text:style-name="First_20_paragraph"><text:span text:style-name="T262">sed</text:span> ist ein Editor zur automatischen Textbearbeitung. Die Bearbeitung erfolgt mit Editorkommandos, die dem <text:span text:style-name="T263">sed</text:span> in einer separaten Scriptdatei oder direkt in der Kommandozeile übergeben werden. Um in der Kommandozeile mehrere Editorkommandos zu übergeben, kann die -e Option mehrfach verwendet werden. Die Editorkommandos können auch durch ein Semikolon getrennt werden. Wird nur ein einziges Editorkommando in der Kommandozeile übergeben, kann die Kennzeichnung mit der -e Option auch weggelassen werden. Damit die Shell keine Veränderungen an der Zeichenkette mit dem Editorkommando vornimmt, muß sie in Hochkommata eingeschlossen werden.</text:p>
      <text:p text:style-name="Text_20_body">Eine Scriptdatei kann beliebig viele Editorkommandos enthalten, die durch Zeilenende oder Semikolon von einander getrennt werden müssen.</text:p>
      <text:p text:style-name="Text_20_body">Jedes Kommando besteht aus einem Adressteil und einem Funktionsteil. Der Adressteil gibt an, welche Zeilen einer Textdatei mit diesem Kommando bearbeitet werden sollen, und der Funktionsteil beschreibt die Veränderung, die an den im Adressteil bestimmten Zeilen vorgenommen werden soll. Wenn kein Adressteil angegeben ist, wird die Funktion mit jeder Zeile ausgeführt.</text:p>
      <text:p text:style-name="Text_20_body">Die Bearbeitung eines Textes erfolgt, indem die Eingabe zeilenweise in einen Arbeitsspeicher gelesen wird, und dann die Adressteil aller Editorkommandos der Reihe nach mit dem Text im Arbeitsspeicher verglichen werden. Die Funktionen der passenden Kommandos werden in der Reihenfolge ihres Auftretens ausgeführt. Normalerweise wird nach der Bearbeitung aller Kommandos der Inhalt des Arbeitsspeichers auf die Standardausgabe ausgegeben und danach durch die nächste Eingabezeile ersetzt. Die automatische Ausgabe des Arbeitsspeichers nach jeder Zeile kann mit der Option -n unterdrückt werden.</text:p>
      <text:p text:style-name="Text_20_body">Zusätzlich zu dem Arbeitsspeicher gibt es noch einen Zwischenspeicher (Puffer), der von verschiedenen Funktionen benutzt werden kann.</text:p>
      <text:p text:style-name="Text_20_body">Der Arbeitsspeicher kann auch mehrere Zeilen auf einmal enthalten.</text:p>
      <text:p text:style-name="Text_20_body">Im Adressteil können die Zeilen entweder durch ihre Zeilennummern, oder durch reguläre Ausdrücke ausgewählt werden. Alle Funktionen außer den a, i, q und = akzeptieren einen Adressbereich, bei dem eine Start- und eine Endadresse durch ein Komma getrennt angegeben werden. Ein Dollarzeichen steht für die letzte Zeile. Wenn eine Endadresse mit einem regulären Ausdruck bezeichnet ist, wird die erste passende Zeile als Bereichsende eingesetzt.</text:p>
      <text:p text:style-name="Text_20_body">Reguläre Ausdrücke müssen in einfachen Schrägstrichen (Slashes /) eingeschlossen werden. <text:span text:style-name="T264">sed</text:span> benutzt die gleichen Routinen zur Auswertung regulärer Ausdrücke wie emacs oder grep. Darüberhinaus kann auch die an die <text:span text:style-name="T265">sed</text:span> Syntax angelehnte Konstruktion <text:span text:style-name="T266">\#Muster\#</text:span> (mit jedem beliebigen Zeichen für <text:span text:style-name="T267">\#</text:span>) benutzt werden, die wie /Muster/ interpretiert wird.</text:p>
      <text:p text:style-name="Text_20_body">Im Muster kann auch ein <text:span text:style-name="T268">\n</text:span> vorkommen, das auf das Zeilenende paßt.</text:p>
      <text:h text:style-name="Heading_20_2" text:outline-level="2">Optionen von <text:span text:style-name="T269">sed</text:span></text:h>
      <text:p text:style-name="First_20_paragraph">Mit <text:span text:style-name="T270">sed</text:span> gibt es schier unendliche Möglichkeiten der Textmanipulation. <text:span text:style-name="T271">sed</text:span> bietet unter anderem folgende Funktionalität:</text:p>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Operator</text:p>
          </table:table-cell>
          <table:table-cell table:style-name="Table15.A1" office:value-type="string">
            <text:p text:style-name="Table_20_Contents">Name</text:p>
          </table:table-cell>
          <table:table-cell table:style-name="Table15.A1" office:value-type="string">
            <text:p text:style-name="Table_20_Contents">Effekt</text:p>
          </table:table-cell>
        </table:table-row>
        <table:table-row>
          <table:table-cell table:style-name="Table15.A1" office:value-type="string">
            <text:p text:style-name="Table_20_Contents"><text:span text:style-name="T272">[</text:span>Muster/Adressraum<text:span text:style-name="T273">]</text:span>/p</text:p>
          </table:table-cell>
          <table:table-cell table:style-name="Table15.A1" office:value-type="string">
            <text:p text:style-name="Table_20_Contents">print</text:p>
          </table:table-cell>
          <table:table-cell table:style-name="Table15.A1" office:value-type="string">
            <text:p text:style-name="Table_20_Contents">gibt den mit <text:span text:style-name="T274">[</text:span>Muster/Adressraum<text:span text:style-name="T275">]</text:span> gekennzeichneten Bereichs aus.</text:p>
          </table:table-cell>
        </table:table-row>
        <table:table-row>
          <table:table-cell table:style-name="Table15.A1" office:value-type="string">
            <text:p text:style-name="Table_20_Contents"><text:span text:style-name="T276">[</text:span>Adressraum<text:span text:style-name="T277">]</text:span>/d</text:p>
          </table:table-cell>
          <table:table-cell table:style-name="Table15.A1" office:value-type="string">
            <text:p text:style-name="Table_20_Contents">delete</text:p>
          </table:table-cell>
          <table:table-cell table:style-name="Table15.A1" office:value-type="string">
            <text:p text:style-name="Table_20_Contents">Löschen des mit <text:span text:style-name="T278">[</text:span>angegebener Adressraum<text:span text:style-name="T279">]</text:span> gekennzeichneten Bereichs.</text:p>
          </table:table-cell>
        </table:table-row>
        <table:table-row>
          <table:table-cell table:style-name="Table15.A1" office:value-type="string">
            <text:p text:style-name="Table_20_Contents">s/Muster1/Muster2/</text:p>
          </table:table-cell>
          <table:table-cell table:style-name="Table15.A1" office:value-type="string">
            <text:p text:style-name="Table_20_Contents">substitute</text:p>
          </table:table-cell>
          <table:table-cell table:style-name="Table15.A1" office:value-type="string">
            <text:p text:style-name="Table_20_Contents">Ersetze das erste in einer Zeile auftretende Muster1 durch Muster2.</text:p>
          </table:table-cell>
        </table:table-row>
        <table:table-row>
          <table:table-cell table:style-name="Table15.A1" office:value-type="string">
            <text:p text:style-name="Table_20_Contents"><text:span text:style-name="T280">[</text:span>Adressraum<text:span text:style-name="T281">]</text:span>/s/Muster1/Muster2/</text:p>
          </table:table-cell>
          <table:table-cell table:style-name="Table15.A1" office:value-type="string">
            <text:p text:style-name="Table_20_Contents">substitute</text:p>
          </table:table-cell>
          <table:table-cell table:style-name="Table15.A1" office:value-type="string">
            <text:p text:style-name="Table_20_Contents">Ersetze über einen angegebenen Adressraum das erste in einer Zeile auftrettende Muster1 durch Muster2.</text:p>
          </table:table-cell>
        </table:table-row>
        <table:table-row>
          <table:table-cell table:style-name="Table15.A1" office:value-type="string">
            <text:p text:style-name="Table_20_Contents"><text:span text:style-name="T282">[</text:span>Adressraum<text:span text:style-name="T283">]</text:span>/y/Muster1/Muster2/</text:p>
          </table:table-cell>
          <table:table-cell table:style-name="Table15.A1" office:value-type="string">
            <text:p text:style-name="Table_20_Contents">transform</text:p>
          </table:table-cell>
          <table:table-cell table:style-name="Table15.A1" office:value-type="string">
            <text:p text:style-name="Table_20_Contents">Transformiere über einen angegebenen Adressraum, jedes Zeichen in Muster1 durch das korrespondierende Zeichen in Muster2 (äquivalent zum Befehl <text:span text:style-name="T284">tr</text:span>.)</text:p>
          </table:table-cell>
        </table:table-row>
        <table:table-row>
          <table:table-cell table:style-name="Table15.A1" office:value-type="string">
            <text:p text:style-name="Table_20_Contents">g</text:p>
          </table:table-cell>
          <table:table-cell table:style-name="Table15.A1" office:value-type="string">
            <text:p text:style-name="Table_20_Contents">global</text:p>
          </table:table-cell>
          <table:table-cell table:style-name="Table15.A1" office:value-type="string">
            <text:p text:style-name="Table_20_Contents">Wendet das vorherstehende Kommando auf jedes vorkommende Ersetzungsmuster einer Zeile an.</text:p>
          </table:table-cell>
        </table:table-row>
        <table:table-row>
          <table:table-cell table:style-name="Table15.A1" office:value-type="string">
            <text:p text:style-name="Table_20_Contents"><text:span text:style-name="T285">[</text:span>Anzahl<text:span text:style-name="T286">]</text:span>q</text:p>
          </table:table-cell>
          <table:table-cell table:style-name="Table15.A1" office:value-type="string">
            <text:p text:style-name="Table_20_Contents">quit</text:p>
          </table:table-cell>
          <table:table-cell table:style-name="Table15.A1" office:value-type="string">
            <text:p text:style-name="Table_20_Contents">beendet <text:span text:style-name="T287">sed</text:span> nach ``Anzahl’’ Zeilen.</text:p>
          </table:table-cell>
        </table:table-row>
        <table:table-row>
          <table:table-cell table:style-name="Table15.A1" office:value-type="string">
            <text:p text:style-name="Table_20_Contents"><text:span text:style-name="T288">[</text:span>Muster/Adressraum<text:span text:style-name="T289">]</text:span>/w <text:span text:style-name="T290">file</text:span></text:p>
          </table:table-cell>
          <table:table-cell table:style-name="Table15.A1" office:value-type="string">
            <text:p text:style-name="Table_20_Contents">write</text:p>
          </table:table-cell>
          <table:table-cell table:style-name="Table15.A1" office:value-type="string">
            <text:p text:style-name="Table_20_Contents">Schreibt gefundene Zeilen in <text:span text:style-name="T291">file</text:span>.</text:p>
          </table:table-cell>
        </table:table-row>
        <table:table-row>
          <table:table-cell table:style-name="Table15.A1" office:value-type="string">
            <text:p text:style-name="Table_20_Contents">i<text:span text:style-name="T292">$\backslash$</text:span> Text</text:p>
          </table:table-cell>
          <table:table-cell table:style-name="Table15.A1" office:value-type="string">
            <text:p text:style-name="Table_20_Contents">insert</text:p>
          </table:table-cell>
          <table:table-cell table:style-name="Table15.A1" office:value-type="string">
            <text:p text:style-name="Table_20_Contents">fügt Text vorher ein</text:p>
          </table:table-cell>
        </table:table-row>
        <table:table-row>
          <table:table-cell table:style-name="Table15.A1" office:value-type="string">
            <text:p text:style-name="Table_20_Contents">a<text:span text:style-name="T293">$\backslash$</text:span> Text</text:p>
          </table:table-cell>
          <table:table-cell table:style-name="Table15.A1" office:value-type="string">
            <text:p text:style-name="Table_20_Contents">append</text:p>
          </table:table-cell>
          <table:table-cell table:style-name="Table15.A1" office:value-type="string">
            <text:p text:style-name="Table_20_Contents">fügt Text danach ein</text:p>
          </table:table-cell>
        </table:table-row>
        <table:table-row>
          <table:table-cell table:style-name="Table15.A1" office:value-type="string">
            <text:p text:style-name="Table_20_Contents">c<text:span text:style-name="T294">$\backslash$</text:span> Text</text:p>
          </table:table-cell>
          <table:table-cell table:style-name="Table15.A1" office:value-type="string">
            <text:p text:style-name="Table_20_Contents">change</text:p>
          </table:table-cell>
          <table:table-cell table:style-name="Table15.A1" office:value-type="string">
            <text:p text:style-name="Table_20_Contents">ersetzt durch Text</text:p>
          </table:table-cell>
        </table:table-row>
        <table:table-row>
          <table:table-cell table:style-name="Table15.A1" office:value-type="string">
            <text:p text:style-name="Table_20_Contents">=</text:p>
          </table:table-cell>
          <table:table-cell table:style-name="Table15.A1" office:value-type="string">
            <text:p text:style-name="Table_20_Contents"> </text:p>
          </table:table-cell>
          <table:table-cell table:style-name="Table15.A1" office:value-type="string">
            <text:p text:style-name="Table_20_Contents">Gibt die aktuelle Eingabezeilennummer aus.</text:p>
          </table:table-cell>
        </table:table-row>
        <table:table-row>
          <table:table-cell table:style-name="Table15.A1" office:value-type="string">
            <text:p text:style-name="Table_20_Contents">{…}</text:p>
          </table:table-cell>
          <table:table-cell table:style-name="Table15.A1" office:value-type="string">
            <text:p text:style-name="Table_20_Contents"> </text:p>
          </table:table-cell>
          <table:table-cell table:style-name="Table15.A1" office:value-type="string">
            <text:p text:style-name="Table_20_Contents">Die von den Klammern eingeschlossenen und durch Zeilenende oder Semikolon getrennten Funktionen, werden als Einheit behandelt.</text:p>
          </table:table-cell>
        </table:table-row>
      </table:table>
      <text:h text:style-name="Heading_20_2" text:outline-level="2">Beispiele</text:h>
      <text:p text:style-name="First_20_paragraph">Im ersten Beispiel soll das Wort ``UNIX’‘durch das Wort ``Linux’‘ersetzt werden. Das abschließende g sorgt dafür, daß <text:span text:style-name="T295">jedes</text:span> in einer Zeile befindliche ``UNIX’‘durch ``Linux’‘ersetzt wird. Ohne g würde nur das erste auftretende ``UNIX’’ ersetzt. Der Befehl ist in Hochkommata eingefaßt, damit Sonderzeichen nicht von der Shell interpretiert werden (in diesem Fall die Klammern). Ohne die Hochkommata sieht der Befehl etwas anders aus. Klammern und Leerzeichen müssen maskiert werden.</text:p>
      <text:p text:style-name="Text_20_body"><text:span text:style-name="T296">sed 's/UNIX (TM)/Linux/g' file</text:span><text:line-break/><text:span text:style-name="T297">sed -e s/UNIX\ \(TM\)/Linux/g file</text:span></text:p>
      <text:p text:style-name="Text_20_body">Es ist möglich die Befehlsfolgen, die <text:span text:style-name="T298">sed</text:span> abarbeiten soll, in einer Scriptdatei zu speichern. Die Ausgabe läßt sich auf dem üblichen Wege in eine Datei umleiten. Der Befehl sieht dann so aus:</text:p>
      <text:p text:style-name="Text_20_body"><text:span text:style-name="T299">sed -n -f muster_file inputfile &gt;outputfile</text:span></text:p>
      <text:p text:style-name="Text_20_body">Normalerweise gelten die vergegebenen Muster immer für den gesamten Text. Aber es ist auch möglich bestimmte Zeilen und Bereiche zu adressieren. Dies kann mit Zahlen, Mustern und mit dem $-Zeichen, als Kennung für die letzte Zeile, geschehen. Mit dem ! können Zeilen ausgeschlossen werden. Die Syntax sieht dann folgendermaßen aus:</text:p>
      <text:p text:style-name="Text_20_body">[<text:span text:style-name="T300">Adresse1</text:span>],[<text:span text:style-name="T301">Adresse2</text:span>] <text:span text:style-name="T302">Kommando</text:span> [<text:span text:style-name="T303">Parameter</text:span>]</text:p>
      <text:p text:style-name="Text_20_body">Beispiele sagen mehr als tausend Worte:</text:p>
      <text:p text:style-name="Text_20_body"><text:span text:style-name="T304">sed '/10,$/ s/WWJD/TWJD/g' file</text:span><text:line-break/><text:span text:style-name="T305">sed '/Josef/ s/WWJD/TWJD/g' file</text:span><text:line-break/><text:span text:style-name="T306">sed '1!s/WWJD/TWJD/g' file</text:span></text:p>
      <text:p text:style-name="Text_20_body">Im erste Beispiel wird von Zeile 10 bis zum Dateiende der String ``WWJD’‘in ``TWJD’‘geändert. Im zweiten Beispiel wird nur in Zeilen ersetzt, in denen das Wort ``Josef’‘vorkommt. Das letzte Beispiel verändert ``WWJD’‘in ``TWJD’’ überall, außer in der ersten Zeile.</text:p>
      <text:p text:style-name="Text_20_body">Noch ein paar nützliche Muster:</text:p>
      <table:table table:name="Table16" table:style-name="Table16">
        <table:table-column table:style-name="Table16.A"/>
        <table:table-column table:style-name="Table16.B"/>
        <table:table-row>
          <table:table-cell table:style-name="Table16.A1" office:value-type="string">
            <text:p text:style-name="Table_20_Contents"><text:span text:style-name="T307">8d</text:span></text:p>
          </table:table-cell>
          <table:table-cell table:style-name="Table16.A1" office:value-type="string">
            <text:p text:style-name="Table_20_Contents">löscht die achte Zeile</text:p>
          </table:table-cell>
        </table:table-row>
        <table:table-row>
          <table:table-cell table:style-name="Table16.A1" office:value-type="string">
            <text:p text:style-name="Table_20_Contents"><text:span text:style-name="T308">/^$/d</text:span></text:p>
          </table:table-cell>
          <table:table-cell table:style-name="Table16.A1" office:value-type="string">
            <text:p text:style-name="Table_20_Contents">löscht alle leeren Zeilen</text:p>
          </table:table-cell>
        </table:table-row>
        <table:table-row>
          <table:table-cell table:style-name="Table16.A1" office:value-type="string">
            <text:p text:style-name="Table_20_Contents"><text:span text:style-name="T309">1,/^$/d</text:span></text:p>
          </table:table-cell>
          <table:table-cell table:style-name="Table16.A1" office:value-type="string">
            <text:p text:style-name="Table_20_Contents">löscht alles von Zeile 1 bis einschließlich der ersten leeren Zeile</text:p>
          </table:table-cell>
        </table:table-row>
        <table:table-row>
          <table:table-cell table:style-name="Table16.A1" office:value-type="string">
            <text:p text:style-name="Table_20_Contents"><text:span text:style-name="T310">/GUI/d</text:span></text:p>
          </table:table-cell>
          <table:table-cell table:style-name="Table16.A1" office:value-type="string">
            <text:p text:style-name="Table_20_Contents">löscht alle Zeilen in denen ``GUI’’ vorkommt</text:p>
          </table:table-cell>
        </table:table-row>
        <table:table-row>
          <table:table-cell table:style-name="Table16.A1" office:value-type="string">
            <text:p text:style-name="Table_20_Contents"><text:span text:style-name="T311">/Jones/p</text:span></text:p>
          </table:table-cell>
          <table:table-cell table:style-name="Table16.A1" office:value-type="string">
            <text:p text:style-name="Table_20_Contents">gibt nur Zeilen aus in denen der Name ``Jones’’ vorkommt (mit <text:span text:style-name="T312">-n</text:span>)</text:p>
          </table:table-cell>
        </table:table-row>
        <table:table-row>
          <table:table-cell table:style-name="Table16.A1" office:value-type="string">
            <text:p text:style-name="Table_20_Contents"><text:span text:style-name="T313">1,10 p</text:span></text:p>
          </table:table-cell>
          <table:table-cell table:style-name="Table16.A1" office:value-type="string">
            <text:p text:style-name="Table_20_Contents">gibt Zeilen 1 bis 10 aus (mit <text:span text:style-name="T314">-n</text:span>)</text:p>
          </table:table-cell>
        </table:table-row>
        <table:table-row>
          <table:table-cell table:style-name="Table16.A1" office:value-type="string">
            <text:p text:style-name="Table_20_Contents"><text:span text:style-name="T315">/^begin/,/^end/p</text:span></text:p>
          </table:table-cell>
          <table:table-cell table:style-name="Table16.A1" office:value-type="string">
            <text:p text:style-name="Table_20_Contents">gibt jede Zeile aus, die sich zwischen Zeilen die mit ``begin’‘und ``end’’ am Zeilenanfang befindet</text:p>
          </table:table-cell>
        </table:table-row>
        <table:table-row>
          <table:table-cell table:style-name="Table16.A1" office:value-type="string">
            <text:p text:style-name="Table_20_Contents"><text:span text:style-name="T316">s/Windows/Linux/</text:span></text:p>
          </table:table-cell>
          <table:table-cell table:style-name="Table16.A1" office:value-type="string">
            <text:p text:style-name="Table_20_Contents">ersetzt das erste in einer Zeile vorkommende, ``Windows’‘mit ``Linux’’</text:p>
          </table:table-cell>
        </table:table-row>
        <table:table-row>
          <table:table-cell table:style-name="Table16.A1" office:value-type="string">
            <text:p text:style-name="Table_20_Contents"><text:span text:style-name="T317">s/BSOD/stability/g</text:span></text:p>
          </table:table-cell>
          <table:table-cell table:style-name="Table16.A1" office:value-type="string">
            <text:p text:style-name="Table_20_Contents">setzt ``stability’‘für jedes ``BSOD’’ ein</text:p>
          </table:table-cell>
        </table:table-row>
        <table:table-row>
          <table:table-cell table:style-name="Table16.A1" office:value-type="string">
            <text:p text:style-name="Table_20_Contents"><text:span text:style-name="T318">s/00*/0/g</text:span></text:p>
          </table:table-cell>
          <table:table-cell table:style-name="Table16.A1" office:value-type="string">
            <text:p text:style-name="Table_20_Contents">ersetzt ``00’‘, ``000’‘, …mit ``0’’</text:p>
          </table:table-cell>
        </table:table-row>
        <table:table-row>
          <table:table-cell table:style-name="Table16.A1" office:value-type="string">
            <text:p text:style-name="Table_20_Contents"><text:span text:style-name="T319">s/GUI//g</text:span></text:p>
          </table:table-cell>
          <table:table-cell table:style-name="Table16.A1" office:value-type="string">
            <text:p text:style-name="Table_20_Contents">löscht ``GUI’’ in jeder Zeile</text:p>
          </table:table-cell>
        </table:table-row>
        <table:table-row>
          <table:table-cell table:style-name="Table16.A1" office:value-type="string">
            <text:p text:style-name="Table_20_Contents"><text:span text:style-name="T320">/^[0-9]/s/^/ /</text:span></text:p>
          </table:table-cell>
          <table:table-cell table:style-name="Table16.A1" office:value-type="string">
            <text:p text:style-name="Table_20_Contents">alle Zeilen, die mit einer Zahl beginnen, um 3 Leerzeichen einrücken</text:p>
          </table:table-cell>
        </table:table-row>
        <table:table-row>
          <table:table-cell table:style-name="Table16.A1" office:value-type="string">
            <text:p text:style-name="Table_20_Contents"><text:span text:style-name="T321">/^$/s/^/XXX/</text:span></text:p>
          </table:table-cell>
          <table:table-cell table:style-name="Table16.A1" office:value-type="string">
            <text:p text:style-name="Table_20_Contents">alle leeren Zeilen mit ``XXX’’ auffüllen</text:p>
          </table:table-cell>
        </table:table-row>
        <table:table-row>
          <table:table-cell table:style-name="Table16.A1" office:value-type="string">
            <text:p text:style-name="Table_20_Contents"><text:span text:style-name="T322">10q</text:span></text:p>
          </table:table-cell>
          <table:table-cell table:style-name="Table16.A1" office:value-type="string">
            <text:p text:style-name="Table_20_Contents">zeigt die ersten 10 Zeilen an</text:p>
          </table:table-cell>
        </table:table-row>
        <table:table-row>
          <table:table-cell table:style-name="Table16.A1" office:value-type="string">
            <text:p text:style-name="Table_20_Contents"><text:span text:style-name="T323">/^X/w file</text:span></text:p>
          </table:table-cell>
          <table:table-cell table:style-name="Table16.A1" office:value-type="string">
            <text:p text:style-name="Table_20_Contents">schreibt alle Zeilen, die mit ``X’’ beginnen, in <text:span text:style-name="T324">file</text:span></text:p>
          </table:table-cell>
        </table:table-row>
      </table:table>
      <text:p text:style-name="First_20_paragraph">Kniffeliger wird die Angelegenheit, wenn es sich um die Optionen i, a und c handelt:</text:p>
      <text:p text:style-name="P160">#!/usr/bin/sed -nf</text:p>
      <text:p text:style-name="P161"/>
      <text:p text:style-name="P162">/ganz bestimmter Text/{</text:p>
      <text:p text:style-name="P163"><text:s text:c="2"/>i\</text:p>
      <text:p text:style-name="P164"><text:s text:c="2"/>Text gehört davor</text:p>
      <text:p text:style-name="P165"><text:s text:c="2"/>a\</text:p>
      <text:p text:style-name="P166"><text:s text:c="2"/>Text der danach stehen soll</text:p>
      <text:p text:style-name="P167">}</text:p>
      <text:p text:style-name="First_20_paragraph">Kommando und Ergebnis sehen dann so aus:</text:p>
      <text:p text:style-name="P168">asterix% echo 'ganz bestimmter Text' | sed -f scriptdatei</text:p>
      <text:p text:style-name="P169">Text gehört davor</text:p>
      <text:p text:style-name="P170">ganz bestimmter Text</text:p>
      <text:p text:style-name="P171">Text der danach stehen soll</text:p>
      <text:p text:style-name="P172">asterix%</text:p>
      <text:p text:style-name="First_20_paragraph">Aber es geht natürlich auch ohne Scriptdatei:</text:p>
      <text:p text:style-name="P173">asterix% echo 'ganz bestimmter Text' | \</text:p>
      <text:p text:style-name="P174">sed -e '/ganz bestimmter Text/{;i\' \</text:p>
      <text:p text:style-name="P175">-e 'Text gehört davor' -e 'a\' -e 'Text der danach stehen soll' -e ' }'</text:p>
      <text:p text:style-name="First_20_paragraph">An diesem Beispiel kann man des weiteren erkennen, daß es möglich ist, Befehlsgruppen zu bilden. Eine Gruppe wird durch die geschweiften Klammern zusammengefaßt. Das angegebene Suchmuster ‘’/ganz bestimmter Text/’’ wird dadurch von a und i gemeinsam genutzt.</text:p>
      <text:p text:style-name="Text_20_body">Nichts verstanden? Macht nichts, es ist auch nicht einfach! Im Internet gibt es eine Vielzahl von Tutorien zu regulaeren Ausdruecken, sowie zu <text:span text:style-name="T325">sed</text:span> und <text:span text:style-name="T326">grep</text:span>. Und wie immer kann auch ein Blick in die <text:span text:style-name="T327">man</text:span>-Page nicht schaden. [LE,RO] [LO,RE]</text:p>
      <text:p text:style-name="Text_20_body"><text:line-break/> </text:p>
      <text:p text:style-name="Text_20_body">  Pawel Slabiak 2004-08-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Fett"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line-height="120%" fo:text-align="justify" style:justify-single-word="false" style:page-number="auto" style:shadow="none">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imes New Roman" fo:font-family="'Times New Roman'" style:font-style-name="Fett" style:font-family-generic="roman" style:font-pitch="variable"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Standard" style:font-family-generic="roma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snap-to-layout-grid="false">
        <style:tab-stops/>
      </style:paragraph-properties>
      <style:text-properties style:font-name="Times New Roman" fo:font-family="'Times New Roman'" style:font-style-name="Fett" style:font-family-generic="roman"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Fett" style:font-family-generic="roman" style:font-pitch="variable" fo:font-size="11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Fett" style:font-family-generic="roman" style:font-pitch="variable" fo:font-size="101%" fo:font-weight="bold" style:font-size-asian="101%" style:font-weight-asian="bold" style:font-size-complex="101%"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Times New Roman" fo:font-family="'Times New Roman'" style:font-style-name="Fett" style:font-family-generic="roman" style:font-pitch="variable" fo:font-size="85%" fo:font-weight="bold" style:font-size-asian="85%" style:font-weight-asian="bold" style:font-size-complex="85%"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Times New Roman1" fo:font-family="'Times New Roman'" style:font-style-name="Standard" style:font-family-generic="roman" style:font-pitch="variable" fo:font-size="95%" fo:font-style="normal" fo:font-weight="bold" style:font-size-asian="95%" style:font-style-asian="italic" style:font-weight-asian="bold" style:font-size-complex="95%" style:font-style-complex="italic" style:font-weight-complex="normal"/>
    </style:style>
    <text:outline-style style:name="Outline">
      <text:outline-level-style text:level="1" style:num-prefix=" " style:num-suffix=" " style:num-format="1">
        <style:list-level-properties text:list-level-position-and-space-mode="label-alignment">
          <style:list-level-label-alignment text:label-followed-by="space" fo:text-indent="-0.76cm" fo:margin-left="0.76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0.76cm" fo:margin-left="0.7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0.76cm" fo:margin-left="0.76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0.76cm" fo:margin-left="0.76cm"/>
        </style:list-level-properties>
      </text:outline-level-style>
      <text:outline-level-style text:level="5" style:num-prefix=" " style:num-suffix=" " style:num-format="1" text:display-levels="5">
        <style:list-level-properties text:list-level-position-and-space-mode="label-alignment">
          <style:list-level-label-alignment text:label-followed-by="space" fo:text-indent="-0.76cm" fo:margin-left="0.76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0.76cm" fo:margin-left="0.76cm"/>
        </style:list-level-properties>
      </text:outline-level-style>
      <text:outline-level-style text:level="7" style:num-prefix=" " style:num-suffix=" " style:num-format="1" text:display-levels="7">
        <style:list-level-properties text:list-level-position-and-space-mode="label-alignment">
          <style:list-level-label-alignment text:label-followed-by="space" fo:text-indent="-0.76cm" fo:margin-left="0.76cm"/>
        </style:list-level-properties>
      </text:outline-level-style>
      <text:outline-level-style text:level="8" style:num-prefix=" " style:num-suffix=" " style:num-format="1" text:display-levels="8">
        <style:list-level-properties text:list-level-position-and-space-mode="label-alignment">
          <style:list-level-label-alignment text:label-followed-by="space" fo:text-indent="-0.76cm" fo:margin-left="0.76cm"/>
        </style:list-level-properties>
      </text:outline-level-style>
      <text:outline-level-style text:level="9" style:num-prefix=" " style:num-suffix=" " style:num-format="1" text:display-levels="9">
        <style:list-level-properties text:list-level-position-and-space-mode="label-alignment">
          <style:list-level-label-alignment text:label-followed-by="space" fo:text-indent="-0.76cm" fo:margin-left="0.76cm"/>
        </style:list-level-properties>
      </text:outline-level-style>
      <text:outline-level-style text:level="10" style:num-prefix=" " style:num-suffix=" " style:num-format="1" text:display-levels="10">
        <style:list-level-properties text:list-level-position-and-space-mode="label-alignment">
          <style:list-level-label-alignment text:label-followed-by="space" fo:text-indent="-0.76cm" fo:margin-left="0.76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führung in die Shell-Programmierung</dc:title>
  </office:meta>
</office:document-meta>
</file>